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5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7.23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13.12mm"/>
    </style:style>
    <style:style style:name="co6" style:family="table-column">
      <style:table-column-properties fo:break-before="auto" style:column-width="40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entence_and_template_generator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3"/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binomial of &lt;A&gt; ?</text:p>
          </table:table-cell>
          <table:table-cell office:value-type="string" calcext:value-type="string">
            <text:p>select ?x where { &lt;A&gt; dbo:binomial ?x } </text:p>
          </table:table-cell>
          <table:table-cell office:value-type="string" calcext:value-type="string">
            <text:p>select distinct(?a) where { ?a dbo:binomial [] } </text:p>
          </table:table-cell>
          <table:table-cell office:value-type="float" office:value="0.00000403882930116856" calcext:value-type="float">
            <text:p>4.03882930116856E-06</text:p>
          </table:table-cell>
          <table:table-cell table:formula="of:=([.G1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binomial of &lt;A&gt; ?</text:p>
          </table:table-cell>
          <table:table-cell office:value-type="string" calcext:value-type="string">
            <text:p>select count(*) as ?x where { &lt;A&gt; dbo:binomial ?x } </text:p>
          </table:table-cell>
          <table:table-cell office:value-type="string" calcext:value-type="string">
            <text:p>select distinct(?a) where { ?a dbo:binomial [] } </text:p>
          </table:table-cell>
          <table:table-cell office:value-type="float" office:value="0.00000403882930116856" calcext:value-type="float">
            <text:p>4.03882930116856E-06</text:p>
          </table:table-cell>
          <table:table-cell table:formula="of:=([.G2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binomial authority of &lt;A&gt; ?</text:p>
          </table:table-cell>
          <table:table-cell office:value-type="string" calcext:value-type="string">
            <text:p>select ?x where { &lt;A&gt; dbo:binomialAuthority ?x } </text:p>
          </table:table-cell>
          <table:table-cell office:value-type="string" calcext:value-type="string">
            <text:p>select distinct(?a) where { ?a dbo:binomialAuthority [] } </text:p>
          </table:table-cell>
          <table:table-cell office:value-type="float" office:value="0.00000622057670917842" calcext:value-type="float">
            <text:p>6.22057670917842E-06</text:p>
          </table:table-cell>
          <table:table-cell table:formula="of:=([.G3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binomial authority of &lt;A&gt; ?</text:p>
          </table:table-cell>
          <table:table-cell office:value-type="string" calcext:value-type="string">
            <text:p>select count(*) as ?x where { &lt;A&gt; dbo:binomialAuthority ?x } </text:p>
          </table:table-cell>
          <table:table-cell office:value-type="string" calcext:value-type="string">
            <text:p>select distinct(?a) where { ?a dbo:binomialAuthority [] } </text:p>
          </table:table-cell>
          <table:table-cell office:value-type="float" office:value="0.00000622057670917842" calcext:value-type="float">
            <text:p>6.22057670917842E-06</text:p>
          </table:table-cell>
          <table:table-cell table:formula="of:=([.G4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nservation status of &lt;A&gt; ?</text:p>
          </table:table-cell>
          <table:table-cell office:value-type="string" calcext:value-type="string">
            <text:p>select ?x where { &lt;A&gt; dbo:conservationStatus ?x } </text:p>
          </table:table-cell>
          <table:table-cell office:value-type="string" calcext:value-type="string">
            <text:p>select distinct(?a) where { ?a dbo:conservationStatus [] } </text:p>
          </table:table-cell>
          <table:table-cell office:value-type="float" office:value="0.00000177033050446634" calcext:value-type="float">
            <text:p>1.77033050446634E-06</text:p>
          </table:table-cell>
          <table:table-cell table:formula="of:=([.G5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onservation status of &lt;A&gt; ?</text:p>
          </table:table-cell>
          <table:table-cell office:value-type="string" calcext:value-type="string">
            <text:p>select count(*) as ?x where { &lt;A&gt; dbo:conservationStatus ?x } </text:p>
          </table:table-cell>
          <table:table-cell office:value-type="string" calcext:value-type="string">
            <text:p>select distinct(?a) where { ?a dbo:conservationStatus [] } </text:p>
          </table:table-cell>
          <table:table-cell office:value-type="float" office:value="0.00000177033050446634" calcext:value-type="float">
            <text:p>1.77033050446634E-06</text:p>
          </table:table-cell>
          <table:table-cell table:formula="of:=([.G6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nservation status system of &lt;A&gt; ?</text:p>
          </table:table-cell>
          <table:table-cell office:value-type="string" calcext:value-type="string">
            <text:p>select ?x where { &lt;A&gt; dbo:conservationStatusSystem ?x } </text:p>
          </table:table-cell>
          <table:table-cell office:value-type="string" calcext:value-type="string">
            <text:p>select distinct(?a) where { ?a dbo:conservationStatusSystem [] } </text:p>
          </table:table-cell>
          <table:table-cell office:value-type="float" office:value="0.000000844601468684901" calcext:value-type="float">
            <text:p>8.44601468684901E-07</text:p>
          </table:table-cell>
          <table:table-cell table:formula="of:=([.G7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onservation status system of &lt;A&gt; ?</text:p>
          </table:table-cell>
          <table:table-cell office:value-type="string" calcext:value-type="string">
            <text:p>select count(*) as ?x where { &lt;A&gt; dbo:conservationStatusSystem ?x } </text:p>
          </table:table-cell>
          <table:table-cell office:value-type="string" calcext:value-type="string">
            <text:p>select distinct(?a) where { ?a dbo:conservationStatusSystem [] } </text:p>
          </table:table-cell>
          <table:table-cell office:value-type="float" office:value="0.000000844601468684901" calcext:value-type="float">
            <text:p>8.44601468684901E-07</text:p>
          </table:table-cell>
          <table:table-cell table:formula="of:=([.G8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omain of &lt;A&gt; ?</text:p>
          </table:table-cell>
          <table:table-cell office:value-type="string" calcext:value-type="string">
            <text:p>select ?x where { &lt;A&gt; dbo:domain ?x } </text:p>
          </table:table-cell>
          <table:table-cell office:value-type="string" calcext:value-type="string">
            <text:p>select distinct(?a) where { ?a dbo:domain [] } </text:p>
          </table:table-cell>
          <table:table-cell office:value-type="float" office:value="0.00000649174594776997" calcext:value-type="float">
            <text:p>6.49174594776997E-06</text:p>
          </table:table-cell>
          <table:table-cell table:formula="of:=([.G9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domain of &lt;A&gt; ?</text:p>
          </table:table-cell>
          <table:table-cell office:value-type="string" calcext:value-type="string">
            <text:p>select count(*) as ?x where { &lt;A&gt; dbo:domain ?x } </text:p>
          </table:table-cell>
          <table:table-cell office:value-type="string" calcext:value-type="string">
            <text:p>select distinct(?a) where { ?a dbo:domain [] } </text:p>
          </table:table-cell>
          <table:table-cell office:value-type="float" office:value="0.00000649174594776997" calcext:value-type="float">
            <text:p>6.49174594776997E-06</text:p>
          </table:table-cell>
          <table:table-cell table:formula="of:=([.G10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extinction year of &lt;A&gt; ?</text:p>
          </table:table-cell>
          <table:table-cell office:value-type="string" calcext:value-type="string">
            <text:p>select ?x where { &lt;A&gt; dbo:extinctionYear ?x } </text:p>
          </table:table-cell>
          <table:table-cell office:value-type="string" calcext:value-type="string">
            <text:p>select distinct(?a) where { ?a dbo:extinctionYear [] } </text:p>
          </table:table-cell>
          <table:table-cell office:value-type="float" office:value="0.00000933756563422401" calcext:value-type="float">
            <text:p>9.33756563422401E-06</text:p>
          </table:table-cell>
          <table:table-cell table:formula="of:=([.G11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family of &lt;A&gt; ?</text:p>
          </table:table-cell>
          <table:table-cell office:value-type="string" calcext:value-type="string">
            <text:p>select ?x where { &lt;A&gt; dbo:family ?x } </text:p>
          </table:table-cell>
          <table:table-cell office:value-type="string" calcext:value-type="string">
            <text:p>select distinct(?a) where { ?a dbo:family [] } </text:p>
          </table:table-cell>
          <table:table-cell office:value-type="float" office:value="0.00000124973422699391" calcext:value-type="float">
            <text:p>1.24973422699391E-06</text:p>
          </table:table-cell>
          <table:table-cell table:formula="of:=([.G12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abbreviation of family of &lt;A&gt; ?</text:p>
          </table:table-cell>
          <table:table-cell office:value-type="string" calcext:value-type="string">
            <text:p>select ?x where { &lt;A&gt; dbo:family ?x1 . ?x1 dbo:abbreviation ?x } </text:p>
          </table:table-cell>
          <table:table-cell office:value-type="string" calcext:value-type="string">
            <text:p>select distinct(?a) where { ?a dbo:family [] . ?a dbo:family ?x1 . ?x1 dbo:abbreviation ?x } </text:p>
          </table:table-cell>
          <table:table-cell office:value-type="float" office:value="0.000000166587810696429" calcext:value-type="float">
            <text:p>1.66587810696429E-07</text:p>
          </table:table-cell>
          <table:table-cell table:formula="of:=([.G13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abbreviation of family of &lt;A&gt; ?</text:p>
          </table:table-cell>
          <table:table-cell office:value-type="string" calcext:value-type="string">
            <text:p>select count(*) as ?x where { &lt;A&gt; dbo:family ?x1 . ?x1 dbo:abbreviation ?x } </text:p>
          </table:table-cell>
          <table:table-cell office:value-type="string" calcext:value-type="string">
            <text:p>select distinct(?a) where { ?a dbo:family [] . ?a dbo:family ?x1 . ?x1 dbo:abbreviation ?x } </text:p>
          </table:table-cell>
          <table:table-cell office:value-type="float" office:value="0.000000166587810696429" calcext:value-type="float">
            <text:p>1.66587810696429E-07</text:p>
          </table:table-cell>
          <table:table-cell table:formula="of:=([.G14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has abstract of family of &lt;A&gt; ?</text:p>
          </table:table-cell>
          <table:table-cell office:value-type="string" calcext:value-type="string">
            <text:p>select ?x where { &lt;A&gt; dbo:family ?x1 . ?x1 dbo:abstract ?x } </text:p>
          </table:table-cell>
          <table:table-cell office:value-type="string" calcext:value-type="string">
            <text:p>select distinct(?a) where { ?a dbo:family [] . ?a dbo:family ?x1 . ?x1 dbo:abstract ?x } </text:p>
          </table:table-cell>
          <table:table-cell office:value-type="float" office:value="0.00000129826576208126" calcext:value-type="float">
            <text:p>1.29826576208126E-06</text:p>
          </table:table-cell>
          <table:table-cell table:formula="of:=([.G15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award of family of &lt;A&gt; ?</text:p>
          </table:table-cell>
          <table:table-cell office:value-type="string" calcext:value-type="string">
            <text:p>select ?x where { &lt;A&gt; dbo:family ?x1 . ?x1 dbo:award ?x } </text:p>
          </table:table-cell>
          <table:table-cell office:value-type="string" calcext:value-type="string">
            <text:p>select distinct(?a) where { ?a dbo:family [] . ?a dbo:family ?x1 . ?x1 dbo:award ?x } </text:p>
          </table:table-cell>
          <table:table-cell office:value-type="float" office:value="0.00017161549725" calcext:value-type="float">
            <text:p>0.00017161549725</text:p>
          </table:table-cell>
          <table:table-cell table:formula="of:=([.G16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binomial of family of &lt;A&gt; ?</text:p>
          </table:table-cell>
          <table:table-cell office:value-type="string" calcext:value-type="string">
            <text:p>select ?x where { &lt;A&gt; dbo:family ?x1 . ?x1 dbo:binomial ?x } </text:p>
          </table:table-cell>
          <table:table-cell office:value-type="string" calcext:value-type="string">
            <text:p>select distinct(?a) where { ?a dbo:family [] . ?a dbo:family ?x1 . ?x1 dbo:binomial ?x } </text:p>
          </table:table-cell>
          <table:table-cell office:value-type="float" office:value="0.000000652351571875" calcext:value-type="float">
            <text:p>6.52351571875E-07</text:p>
          </table:table-cell>
          <table:table-cell table:formula="of:=([.G17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binomial of family of &lt;A&gt; ?</text:p>
          </table:table-cell>
          <table:table-cell office:value-type="string" calcext:value-type="string">
            <text:p>select count(*) as ?x where { &lt;A&gt; dbo:family ?x1 . ?x1 dbo:binomial ?x } </text:p>
          </table:table-cell>
          <table:table-cell office:value-type="string" calcext:value-type="string">
            <text:p>select distinct(?a) where { ?a dbo:family [] . ?a dbo:family ?x1 . ?x1 dbo:binomial ?x } </text:p>
          </table:table-cell>
          <table:table-cell office:value-type="float" office:value="0.000000652351571875" calcext:value-type="float">
            <text:p>6.52351571875E-07</text:p>
          </table:table-cell>
          <table:table-cell table:formula="of:=([.G18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binomial authority of family of &lt;A&gt; ?</text:p>
          </table:table-cell>
          <table:table-cell office:value-type="string" calcext:value-type="string">
            <text:p>select ?x where { &lt;A&gt; dbo:family ?x1 . ?x1 dbo:binomialAuthority ?x } </text:p>
          </table:table-cell>
          <table:table-cell office:value-type="string" calcext:value-type="string">
            <text:p>select distinct(?a) where { ?a dbo:family [] . ?a dbo:family ?x1 . ?x1 dbo:binomialAuthority ?x } </text:p>
          </table:table-cell>
          <table:table-cell office:value-type="float" office:value="0.0000137474763626649" calcext:value-type="float">
            <text:p>1.37474763626649E-05</text:p>
          </table:table-cell>
          <table:table-cell table:formula="of:=([.G19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binomial authority of family of &lt;A&gt; ?</text:p>
          </table:table-cell>
          <table:table-cell office:value-type="string" calcext:value-type="string">
            <text:p>select count(*) as ?x where { &lt;A&gt; dbo:family ?x1 . ?x1 dbo:binomialAuthority ?x } </text:p>
          </table:table-cell>
          <table:table-cell office:value-type="string" calcext:value-type="string">
            <text:p>select distinct(?a) where { ?a dbo:family [] . ?a dbo:family ?x1 . ?x1 dbo:binomialAuthority ?x } </text:p>
          </table:table-cell>
          <table:table-cell office:value-type="float" office:value="0.0000137474763626649" calcext:value-type="float">
            <text:p>1.37474763626649E-05</text:p>
          </table:table-cell>
          <table:table-cell table:formula="of:=([.G20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lass of family of &lt;A&gt; ?</text:p>
          </table:table-cell>
          <table:table-cell office:value-type="string" calcext:value-type="string">
            <text:p>select ?x where { &lt;A&gt; dbo:family ?x1 . ?x1 dbo:class ?x } </text:p>
          </table:table-cell>
          <table:table-cell office:value-type="string" calcext:value-type="string">
            <text:p>select distinct(?a) where { ?a dbo:family [] . ?a dbo:family ?x1 . ?x1 dbo:class ?x } </text:p>
          </table:table-cell>
          <table:table-cell office:value-type="float" office:value="0.000000757943265753416" calcext:value-type="float">
            <text:p>7.57943265753416E-07</text:p>
          </table:table-cell>
          <table:table-cell table:formula="of:=([.G21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lass of family of &lt;A&gt; ?</text:p>
          </table:table-cell>
          <table:table-cell office:value-type="string" calcext:value-type="string">
            <text:p>select count(*) as ?x where { &lt;A&gt; dbo:family ?x1 . ?x1 dbo:class ?x } </text:p>
          </table:table-cell>
          <table:table-cell office:value-type="string" calcext:value-type="string">
            <text:p>select distinct(?a) where { ?a dbo:family [] . ?a dbo:family ?x1 . ?x1 dbo:class ?x } </text:p>
          </table:table-cell>
          <table:table-cell office:value-type="float" office:value="0.000000757943265753416" calcext:value-type="float">
            <text:p>7.57943265753416E-07</text:p>
          </table:table-cell>
          <table:table-cell table:formula="of:=([.G22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lour name of family of &lt;A&gt; ?</text:p>
          </table:table-cell>
          <table:table-cell office:value-type="string" calcext:value-type="string">
            <text:p>select ?x where { &lt;A&gt; dbo:family ?x1 . ?x1 dbo:colourName ?x } </text:p>
          </table:table-cell>
          <table:table-cell office:value-type="string" calcext:value-type="string">
            <text:p>select distinct(?a) where { ?a dbo:family [] . ?a dbo:family ?x1 . ?x1 dbo:colourName ?x } </text:p>
          </table:table-cell>
          <table:table-cell office:value-type="float" office:value="0.0000031394496427798" calcext:value-type="float">
            <text:p>3.1394496427798E-06</text:p>
          </table:table-cell>
          <table:table-cell table:formula="of:=([.G23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nservation status of family of &lt;A&gt; ?</text:p>
          </table:table-cell>
          <table:table-cell office:value-type="string" calcext:value-type="string">
            <text:p>select ?x where { &lt;A&gt; dbo:family ?x1 . ?x1 dbo:conservationStatus ?x } </text:p>
          </table:table-cell>
          <table:table-cell office:value-type="string" calcext:value-type="string">
            <text:p>select distinct(?a) where { ?a dbo:family [] . ?a dbo:family ?x1 . ?x1 dbo:conservationStatus ?x } </text:p>
          </table:table-cell>
          <table:table-cell office:value-type="float" office:value="0.00000630990687066436" calcext:value-type="float">
            <text:p>6.30990687066436E-06</text:p>
          </table:table-cell>
          <table:table-cell table:formula="of:=([.G24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onservation status of family of &lt;A&gt; ?</text:p>
          </table:table-cell>
          <table:table-cell office:value-type="string" calcext:value-type="string">
            <text:p>select count(*) as ?x where { &lt;A&gt; dbo:family ?x1 . ?x1 dbo:conservationStatus ?x } </text:p>
          </table:table-cell>
          <table:table-cell office:value-type="string" calcext:value-type="string">
            <text:p>select distinct(?a) where { ?a dbo:family [] . ?a dbo:family ?x1 . ?x1 dbo:conservationStatus ?x } </text:p>
          </table:table-cell>
          <table:table-cell office:value-type="float" office:value="0.00000630990687066436" calcext:value-type="float">
            <text:p>6.30990687066436E-06</text:p>
          </table:table-cell>
          <table:table-cell table:formula="of:=([.G25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nservation status system of family of &lt;A&gt; ?</text:p>
          </table:table-cell>
          <table:table-cell office:value-type="string" calcext:value-type="string">
            <text:p>select ?x where { &lt;A&gt; dbo:family ?x1 . ?x1 dbo:conservationStatusSystem ?x } </text:p>
          </table:table-cell>
          <table:table-cell office:value-type="string" calcext:value-type="string">
            <text:p>select distinct(?a) where { ?a dbo:family [] . ?a dbo:family ?x1 . ?x1 dbo:conservationStatusSystem ?x } </text:p>
          </table:table-cell>
          <table:table-cell office:value-type="float" office:value="0.000008815457272618" calcext:value-type="float">
            <text:p>8.815457272618E-06</text:p>
          </table:table-cell>
          <table:table-cell table:formula="of:=([.G26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onservation status system of family of &lt;A&gt; ?</text:p>
          </table:table-cell>
          <table:table-cell office:value-type="string" calcext:value-type="string">
            <text:p>select count(*) as ?x where { &lt;A&gt; dbo:family ?x1 . ?x1 dbo:conservationStatusSystem ?x } </text:p>
          </table:table-cell>
          <table:table-cell office:value-type="string" calcext:value-type="string">
            <text:p>select distinct(?a) where { ?a dbo:family [] . ?a dbo:family ?x1 . ?x1 dbo:conservationStatusSystem ?x } </text:p>
          </table:table-cell>
          <table:table-cell office:value-type="float" office:value="0.000008815457272618" calcext:value-type="float">
            <text:p>8.815457272618E-06</text:p>
          </table:table-cell>
          <table:table-cell table:formula="of:=([.G27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untry of family of &lt;A&gt; ?</text:p>
          </table:table-cell>
          <table:table-cell office:value-type="string" calcext:value-type="string">
            <text:p>select ?x where { &lt;A&gt; dbo:family ?x1 . ?x1 dbo:country ?x } </text:p>
          </table:table-cell>
          <table:table-cell office:value-type="string" calcext:value-type="string">
            <text:p>select distinct(?a) where { ?a dbo:family [] . ?a dbo:family ?x1 . ?x1 dbo:country ?x } </text:p>
          </table:table-cell>
          <table:table-cell office:value-type="float" office:value="0" calcext:value-type="float">
            <text:p>0</text:p>
          </table:table-cell>
          <table:table-cell table:formula="of:=([.G28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ivision of family of &lt;A&gt; ?</text:p>
          </table:table-cell>
          <table:table-cell office:value-type="string" calcext:value-type="string">
            <text:p>select ?x where { &lt;A&gt; dbo:family ?x1 . ?x1 dbo:division ?x } </text:p>
          </table:table-cell>
          <table:table-cell office:value-type="string" calcext:value-type="string">
            <text:p>select distinct(?a) where { ?a dbo:family [] . ?a dbo:family ?x1 . ?x1 dbo:division ?x } </text:p>
          </table:table-cell>
          <table:table-cell office:value-type="float" office:value="0.00000260057115465975" calcext:value-type="float">
            <text:p>2.60057115465975E-06</text:p>
          </table:table-cell>
          <table:table-cell table:formula="of:=([.G29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division of family of &lt;A&gt; ?</text:p>
          </table:table-cell>
          <table:table-cell office:value-type="string" calcext:value-type="string">
            <text:p>select count(*) as ?x where { &lt;A&gt; dbo:family ?x1 . ?x1 dbo:division ?x } </text:p>
          </table:table-cell>
          <table:table-cell office:value-type="string" calcext:value-type="string">
            <text:p>select distinct(?a) where { ?a dbo:family [] . ?a dbo:family ?x1 . ?x1 dbo:division ?x } </text:p>
          </table:table-cell>
          <table:table-cell office:value-type="float" office:value="0.00000260057115465975" calcext:value-type="float">
            <text:p>2.60057115465975E-06</text:p>
          </table:table-cell>
          <table:table-cell table:formula="of:=([.G30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omain of family of &lt;A&gt; ?</text:p>
          </table:table-cell>
          <table:table-cell office:value-type="string" calcext:value-type="string">
            <text:p>select ?x where { &lt;A&gt; dbo:family ?x1 . ?x1 dbo:domain ?x } </text:p>
          </table:table-cell>
          <table:table-cell office:value-type="string" calcext:value-type="string">
            <text:p>select distinct(?a) where { ?a dbo:family [] . ?a dbo:family ?x1 . ?x1 dbo:domain ?x } </text:p>
          </table:table-cell>
          <table:table-cell office:value-type="float" office:value="0.0000135437521911356" calcext:value-type="float">
            <text:p>1.35437521911356E-05</text:p>
          </table:table-cell>
          <table:table-cell table:formula="of:=([.G31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domain of family of &lt;A&gt; ?</text:p>
          </table:table-cell>
          <table:table-cell office:value-type="string" calcext:value-type="string">
            <text:p>select count(*) as ?x where { &lt;A&gt; dbo:family ?x1 . ?x1 dbo:domain ?x } </text:p>
          </table:table-cell>
          <table:table-cell office:value-type="string" calcext:value-type="string">
            <text:p>select distinct(?a) where { ?a dbo:family [] . ?a dbo:family ?x1 . ?x1 dbo:domain ?x } </text:p>
          </table:table-cell>
          <table:table-cell office:value-type="float" office:value="0.0000135437521911356" calcext:value-type="float">
            <text:p>1.35437521911356E-05</text:p>
          </table:table-cell>
          <table:table-cell table:formula="of:=([.G32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family of family of &lt;A&gt; ?</text:p>
          </table:table-cell>
          <table:table-cell office:value-type="string" calcext:value-type="string">
            <text:p>select ?x where { &lt;A&gt; dbo:family ?x1 . ?x1 dbo:family ?x } </text:p>
          </table:table-cell>
          <table:table-cell office:value-type="string" calcext:value-type="string">
            <text:p>select distinct(?a) where { ?a dbo:family [] . ?a dbo:family ?x1 . ?x1 dbo:family ?x } </text:p>
          </table:table-cell>
          <table:table-cell office:value-type="float" office:value="0.000000230985704468416" calcext:value-type="float">
            <text:p>2.30985704468416E-07</text:p>
          </table:table-cell>
          <table:table-cell table:formula="of:=([.G33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founding year of family of &lt;A&gt; ?</text:p>
          </table:table-cell>
          <table:table-cell office:value-type="string" calcext:value-type="string">
            <text:p>select ?x where { &lt;A&gt; dbo:family ?x1 . ?x1 dbo:foundingYear ?x } </text:p>
          </table:table-cell>
          <table:table-cell office:value-type="string" calcext:value-type="string">
            <text:p>select distinct(?a) where { ?a dbo:family [] . ?a dbo:family ?x1 . ?x1 dbo:foundingYear ?x } </text:p>
          </table:table-cell>
          <table:table-cell office:value-type="float" office:value="0.000000414886222866667" calcext:value-type="float">
            <text:p>4.14886222866667E-07</text:p>
          </table:table-cell>
          <table:table-cell table:formula="of:=([.G34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genus of family of &lt;A&gt; ?</text:p>
          </table:table-cell>
          <table:table-cell office:value-type="string" calcext:value-type="string">
            <text:p>select ?x where { &lt;A&gt; dbo:family ?x1 . ?x1 dbo:genus ?x } </text:p>
          </table:table-cell>
          <table:table-cell office:value-type="string" calcext:value-type="string">
            <text:p>select distinct(?a) where { ?a dbo:family [] . ?a dbo:family ?x1 . ?x1 dbo:genus ?x } </text:p>
          </table:table-cell>
          <table:table-cell office:value-type="float" office:value="0.00000725975780300229" calcext:value-type="float">
            <text:p>7.25975780300229E-06</text:p>
          </table:table-cell>
          <table:table-cell table:formula="of:=([.G35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genus of family of &lt;A&gt; ?</text:p>
          </table:table-cell>
          <table:table-cell office:value-type="string" calcext:value-type="string">
            <text:p>select count(*) as ?x where { &lt;A&gt; dbo:family ?x1 . ?x1 dbo:genus ?x } </text:p>
          </table:table-cell>
          <table:table-cell office:value-type="string" calcext:value-type="string">
            <text:p>select distinct(?a) where { ?a dbo:family [] . ?a dbo:family ?x1 . ?x1 dbo:genus ?x } </text:p>
          </table:table-cell>
          <table:table-cell office:value-type="float" office:value="0.00000725975780300229" calcext:value-type="float">
            <text:p>7.25975780300229E-06</text:p>
          </table:table-cell>
          <table:table-cell table:formula="of:=([.G36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influenced of family of &lt;A&gt; ?</text:p>
          </table:table-cell>
          <table:table-cell office:value-type="string" calcext:value-type="string">
            <text:p>select ?x where { &lt;A&gt; dbo:family ?x1 . ?x1 dbo:influenced ?x } </text:p>
          </table:table-cell>
          <table:table-cell office:value-type="string" calcext:value-type="string">
            <text:p>select distinct(?a) where { ?a dbo:family [] . ?a dbo:family ?x1 . ?x1 dbo:influenced ?x } </text:p>
          </table:table-cell>
          <table:table-cell office:value-type="float" office:value="0.000257423245875" calcext:value-type="float">
            <text:p>0.000257423245875</text:p>
          </table:table-cell>
          <table:table-cell table:formula="of:=([.G37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influenced of family of &lt;A&gt; ?</text:p>
          </table:table-cell>
          <table:table-cell office:value-type="string" calcext:value-type="string">
            <text:p>select count(*) as ?x where { &lt;A&gt; dbo:family ?x1 . ?x1 dbo:influenced ?x } </text:p>
          </table:table-cell>
          <table:table-cell office:value-type="string" calcext:value-type="string">
            <text:p>select distinct(?a) where { ?a dbo:family [] . ?a dbo:family ?x1 . ?x1 dbo:influenced ?x } </text:p>
          </table:table-cell>
          <table:table-cell office:value-type="float" office:value="0.000257423245875" calcext:value-type="float">
            <text:p>0.000257423245875</text:p>
          </table:table-cell>
          <table:table-cell table:formula="of:=([.G38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influenced by of family of &lt;A&gt; ?</text:p>
          </table:table-cell>
          <table:table-cell office:value-type="string" calcext:value-type="string">
            <text:p>select ?x where { &lt;A&gt; dbo:family ?x1 . ?x1 dbo:influencedBy ?x } </text:p>
          </table:table-cell>
          <table:table-cell office:value-type="string" calcext:value-type="string">
            <text:p>select distinct(?a) where { ?a dbo:family [] . ?a dbo:family ?x1 . ?x1 dbo:influencedBy ?x } </text:p>
          </table:table-cell>
          <table:table-cell office:value-type="float" office:value="0.000257423245875" calcext:value-type="float">
            <text:p>0.000257423245875</text:p>
          </table:table-cell>
          <table:table-cell table:formula="of:=([.G39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influenced by of family of &lt;A&gt; ?</text:p>
          </table:table-cell>
          <table:table-cell office:value-type="string" calcext:value-type="string">
            <text:p>select count(*) as ?x where { &lt;A&gt; dbo:family ?x1 . ?x1 dbo:influencedBy ?x } </text:p>
          </table:table-cell>
          <table:table-cell office:value-type="string" calcext:value-type="string">
            <text:p>select distinct(?a) where { ?a dbo:family [] . ?a dbo:family ?x1 . ?x1 dbo:influencedBy ?x } </text:p>
          </table:table-cell>
          <table:table-cell office:value-type="float" office:value="0.000257423245875" calcext:value-type="float">
            <text:p>0.000257423245875</text:p>
          </table:table-cell>
          <table:table-cell table:formula="of:=([.G40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is part of of family of &lt;A&gt; ?</text:p>
          </table:table-cell>
          <table:table-cell office:value-type="string" calcext:value-type="string">
            <text:p>select ?x where { &lt;A&gt; dbo:family ?x1 . ?x1 dbo:isPartOf ?x } </text:p>
          </table:table-cell>
          <table:table-cell office:value-type="string" calcext:value-type="string">
            <text:p>select distinct(?a) where { ?a dbo:family [] . ?a dbo:family ?x1 . ?x1 dbo:isPartOf ?x } </text:p>
          </table:table-cell>
          <table:table-cell office:value-type="float" office:value="0" calcext:value-type="float">
            <text:p>0</text:p>
          </table:table-cell>
          <table:table-cell table:formula="of:=([.G41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is part of of family of &lt;A&gt; ?</text:p>
          </table:table-cell>
          <table:table-cell office:value-type="string" calcext:value-type="string">
            <text:p>select count(*) as ?x where { &lt;A&gt; dbo:family ?x1 . ?x1 dbo:isPartOf ?x } </text:p>
          </table:table-cell>
          <table:table-cell office:value-type="string" calcext:value-type="string">
            <text:p>select distinct(?a) where { ?a dbo:family [] . ?a dbo:family ?x1 . ?x1 dbo:isPartOf ?x } </text:p>
          </table:table-cell>
          <table:table-cell office:value-type="float" office:value="0" calcext:value-type="float">
            <text:p>0</text:p>
          </table:table-cell>
          <table:table-cell table:formula="of:=([.G42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o is the key person of family of &lt;A&gt; ?</text:p>
          </table:table-cell>
          <table:table-cell office:value-type="string" calcext:value-type="string">
            <text:p>select ?x where { &lt;A&gt; dbo:family ?x1 . ?x1 dbo:keyPerson ?x } </text:p>
          </table:table-cell>
          <table:table-cell office:value-type="string" calcext:value-type="string">
            <text:p>select distinct(?a) where { ?a dbo:family [] . ?a dbo:family ?x1 . ?x1 dbo:keyPerson ?x } </text:p>
          </table:table-cell>
          <table:table-cell office:value-type="float" office:value="0.000000414886222866667" calcext:value-type="float">
            <text:p>4.14886222866667E-07</text:p>
          </table:table-cell>
          <table:table-cell table:formula="of:=([.G43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ey person of family of &lt;A&gt; ?</text:p>
          </table:table-cell>
          <table:table-cell office:value-type="string" calcext:value-type="string">
            <text:p>select count(*) as ?x where { &lt;A&gt; dbo:family ?x1 . ?x1 dbo:keyPerson ?x } </text:p>
          </table:table-cell>
          <table:table-cell office:value-type="string" calcext:value-type="string">
            <text:p>select distinct(?a) where { ?a dbo:family [] . ?a dbo:family ?x1 . ?x1 dbo:keyPerson ?x } </text:p>
          </table:table-cell>
          <table:table-cell office:value-type="float" office:value="0.000000414886222866667" calcext:value-type="float">
            <text:p>4.14886222866667E-07</text:p>
          </table:table-cell>
          <table:table-cell table:formula="of:=([.G44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kingdom of family of &lt;A&gt; ?</text:p>
          </table:table-cell>
          <table:table-cell office:value-type="string" calcext:value-type="string">
            <text:p>select ?x where { &lt;A&gt; dbo:family ?x1 . ?x1 dbo:kingdom ?x } </text:p>
          </table:table-cell>
          <table:table-cell office:value-type="string" calcext:value-type="string">
            <text:p>select distinct(?a) where { ?a dbo:family [] . ?a dbo:family ?x1 . ?x1 dbo:kingdom ?x } </text:p>
          </table:table-cell>
          <table:table-cell office:value-type="float" office:value="0.000000611698350116114" calcext:value-type="float">
            <text:p>6.11698350116114E-07</text:p>
          </table:table-cell>
          <table:table-cell table:formula="of:=([.G45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ingdom of family of &lt;A&gt; ?</text:p>
          </table:table-cell>
          <table:table-cell office:value-type="string" calcext:value-type="string">
            <text:p>select count(*) as ?x where { &lt;A&gt; dbo:family ?x1 . ?x1 dbo:kingdom ?x } </text:p>
          </table:table-cell>
          <table:table-cell office:value-type="string" calcext:value-type="string">
            <text:p>select distinct(?a) where { ?a dbo:family [] . ?a dbo:family ?x1 . ?x1 dbo:kingdom ?x } </text:p>
          </table:table-cell>
          <table:table-cell office:value-type="float" office:value="0.000000611698350116114" calcext:value-type="float">
            <text:p>6.11698350116114E-07</text:p>
          </table:table-cell>
          <table:table-cell table:formula="of:=([.G46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known for of family of &lt;A&gt; ?</text:p>
          </table:table-cell>
          <table:table-cell office:value-type="string" calcext:value-type="string">
            <text:p>select ?x where { &lt;A&gt; dbo:family ?x1 . ?x1 dbo:knownFor ?x } </text:p>
          </table:table-cell>
          <table:table-cell office:value-type="string" calcext:value-type="string">
            <text:p>select distinct(?a) where { ?a dbo:family [] . ?a dbo:family ?x1 . ?x1 dbo:knownFor ?x } </text:p>
          </table:table-cell>
          <table:table-cell office:value-type="float" office:value="0.000257423245875" calcext:value-type="float">
            <text:p>0.000257423245875</text:p>
          </table:table-cell>
          <table:table-cell table:formula="of:=([.G47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nown for of family of &lt;A&gt; ?</text:p>
          </table:table-cell>
          <table:table-cell office:value-type="string" calcext:value-type="string">
            <text:p>select count(*) as ?x where { &lt;A&gt; dbo:family ?x1 . ?x1 dbo:knownFor ?x } </text:p>
          </table:table-cell>
          <table:table-cell office:value-type="string" calcext:value-type="string">
            <text:p>select distinct(?a) where { ?a dbo:family [] . ?a dbo:family ?x1 . ?x1 dbo:knownFor ?x } </text:p>
          </table:table-cell>
          <table:table-cell office:value-type="float" office:value="0.000257423245875" calcext:value-type="float">
            <text:p>0.000257423245875</text:p>
          </table:table-cell>
          <table:table-cell table:formula="of:=([.G48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ere is the location of family of &lt;A&gt; ?</text:p>
          </table:table-cell>
          <table:table-cell office:value-type="string" calcext:value-type="string">
            <text:p>select ?x where { &lt;A&gt; dbo:family ?x1 . ?x1 dbo:location ?x } </text:p>
          </table:table-cell>
          <table:table-cell office:value-type="string" calcext:value-type="string">
            <text:p>select distinct(?a) where { ?a dbo:family [] . ?a dbo:family ?x1 . ?x1 dbo:location ?x } </text:p>
          </table:table-cell>
          <table:table-cell office:value-type="float" office:value="0.000000414886222866667" calcext:value-type="float">
            <text:p>4.14886222866667E-07</text:p>
          </table:table-cell>
          <table:table-cell table:formula="of:=([.G49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location of family of &lt;A&gt; ?</text:p>
          </table:table-cell>
          <table:table-cell office:value-type="string" calcext:value-type="string">
            <text:p>select count(*) as ?x where { &lt;A&gt; dbo:family ?x1 . ?x1 dbo:location ?x } </text:p>
          </table:table-cell>
          <table:table-cell office:value-type="string" calcext:value-type="string">
            <text:p>select distinct(?a) where { ?a dbo:family [] . ?a dbo:family ?x1 . ?x1 dbo:location ?x } </text:p>
          </table:table-cell>
          <table:table-cell office:value-type="float" office:value="0.000000414886222866667" calcext:value-type="float">
            <text:p>4.14886222866667E-07</text:p>
          </table:table-cell>
          <table:table-cell table:formula="of:=([.G50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month of family of &lt;A&gt; ?</text:p>
          </table:table-cell>
          <table:table-cell office:value-type="string" calcext:value-type="string">
            <text:p>select ?x where { &lt;A&gt; dbo:family ?x1 . ?x1 dbo:month ?x } </text:p>
          </table:table-cell>
          <table:table-cell office:value-type="string" calcext:value-type="string">
            <text:p>select distinct(?a) where { ?a dbo:family [] . ?a dbo:family ?x1 . ?x1 dbo:month ?x } </text:p>
          </table:table-cell>
          <table:table-cell office:value-type="float" office:value="0.000000166587810696429" calcext:value-type="float">
            <text:p>1.66587810696429E-07</text:p>
          </table:table-cell>
          <table:table-cell table:formula="of:=([.G51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month of family of &lt;A&gt; ?</text:p>
          </table:table-cell>
          <table:table-cell office:value-type="string" calcext:value-type="string">
            <text:p>select count(*) as ?x where { &lt;A&gt; dbo:family ?x1 . ?x1 dbo:month ?x } </text:p>
          </table:table-cell>
          <table:table-cell office:value-type="string" calcext:value-type="string">
            <text:p>select distinct(?a) where { ?a dbo:family [] . ?a dbo:family ?x1 . ?x1 dbo:month ?x } </text:p>
          </table:table-cell>
          <table:table-cell office:value-type="float" office:value="0.000000166587810696429" calcext:value-type="float">
            <text:p>1.66587810696429E-07</text:p>
          </table:table-cell>
          <table:table-cell table:formula="of:=([.G52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order (taxonomy) of family of &lt;A&gt; ?</text:p>
          </table:table-cell>
          <table:table-cell office:value-type="string" calcext:value-type="string">
            <text:p>select ?x where { &lt;A&gt; dbo:family ?x1 . ?x1 dbo:order ?x } </text:p>
          </table:table-cell>
          <table:table-cell office:value-type="string" calcext:value-type="string">
            <text:p>select distinct(?a) where { ?a dbo:family [] . ?a dbo:family ?x1 . ?x1 dbo:order ?x } </text:p>
          </table:table-cell>
          <table:table-cell office:value-type="float" office:value="0.00000102650371085193" calcext:value-type="float">
            <text:p>1.02650371085193E-06</text:p>
          </table:table-cell>
          <table:table-cell table:formula="of:=([.G53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order (taxonomy) of family of &lt;A&gt; ?</text:p>
          </table:table-cell>
          <table:table-cell office:value-type="string" calcext:value-type="string">
            <text:p>select count(*) as ?x where { &lt;A&gt; dbo:family ?x1 . ?x1 dbo:order ?x } </text:p>
          </table:table-cell>
          <table:table-cell office:value-type="string" calcext:value-type="string">
            <text:p>select distinct(?a) where { ?a dbo:family [] . ?a dbo:family ?x1 . ?x1 dbo:order ?x } </text:p>
          </table:table-cell>
          <table:table-cell office:value-type="float" office:value="0.00000102650371085193" calcext:value-type="float">
            <text:p>1.02650371085193E-06</text:p>
          </table:table-cell>
          <table:table-cell table:formula="of:=([.G54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arent company of family of &lt;A&gt; ?</text:p>
          </table:table-cell>
          <table:table-cell office:value-type="string" calcext:value-type="string">
            <text:p>select ?x where { &lt;A&gt; dbo:family ?x1 . ?x1 dbo:parentCompany ?x } </text:p>
          </table:table-cell>
          <table:table-cell office:value-type="string" calcext:value-type="string">
            <text:p>select distinct(?a) where { ?a dbo:family [] . ?a dbo:family ?x1 . ?x1 dbo:parentCompany ?x } </text:p>
          </table:table-cell>
          <table:table-cell office:value-type="float" office:value="0.000000414886222866667" calcext:value-type="float">
            <text:p>4.14886222866667E-07</text:p>
          </table:table-cell>
          <table:table-cell table:formula="of:=([.G55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hylum of family of &lt;A&gt; ?</text:p>
          </table:table-cell>
          <table:table-cell office:value-type="string" calcext:value-type="string">
            <text:p>select ?x where { &lt;A&gt; dbo:family ?x1 . ?x1 dbo:phylum ?x } </text:p>
          </table:table-cell>
          <table:table-cell office:value-type="string" calcext:value-type="string">
            <text:p>select distinct(?a) where { ?a dbo:family [] . ?a dbo:family ?x1 . ?x1 dbo:phylum ?x } </text:p>
          </table:table-cell>
          <table:table-cell office:value-type="float" office:value="0.00000042062381111995" calcext:value-type="float">
            <text:p>4.2062381111995E-07</text:p>
          </table:table-cell>
          <table:table-cell table:formula="of:=([.G56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phylum of family of &lt;A&gt; ?</text:p>
          </table:table-cell>
          <table:table-cell office:value-type="string" calcext:value-type="string">
            <text:p>select count(*) as ?x where { &lt;A&gt; dbo:family ?x1 . ?x1 dbo:phylum ?x } </text:p>
          </table:table-cell>
          <table:table-cell office:value-type="string" calcext:value-type="string">
            <text:p>select distinct(?a) where { ?a dbo:family [] . ?a dbo:family ?x1 . ?x1 dbo:phylum ?x } </text:p>
          </table:table-cell>
          <table:table-cell office:value-type="float" office:value="0.00000042062381111995" calcext:value-type="float">
            <text:p>4.2062381111995E-07</text:p>
          </table:table-cell>
          <table:table-cell table:formula="of:=([.G57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opulation total of family of &lt;A&gt; ?</text:p>
          </table:table-cell>
          <table:table-cell office:value-type="string" calcext:value-type="string">
            <text:p>select ?x where { &lt;A&gt; dbo:family ?x1 . ?x1 dbo:populationTotal ?x } </text:p>
          </table:table-cell>
          <table:table-cell office:value-type="string" calcext:value-type="string">
            <text:p>select distinct(?a) where { ?a dbo:family [] . ?a dbo:family ?x1 . ?x1 dbo:populationTotal ?x } </text:p>
          </table:table-cell>
          <table:table-cell office:value-type="float" office:value="0" calcext:value-type="float">
            <text:p>0</text:p>
          </table:table-cell>
          <table:table-cell table:formula="of:=([.G58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ich one the highest based onpopulation total of family of &lt;A&gt; ?</text:p>
          </table:table-cell>
          <table:table-cell office:value-type="string" calcext:value-type="string">
            <text:p>select distinct(?x)where { &lt;A&gt; dbo:family ?x1 . ?x1 dbo:populationTotal ?x } order by ?x limit</text:p>
          </table:table-cell>
          <table:table-cell office:value-type="string" calcext:value-type="string">
            <text:p>select distinct(?a) where { ?a dbo:family [] . ?a dbo:family ?x1 . ?x1 dbo:populationTotal ?x } </text:p>
          </table:table-cell>
          <table:table-cell office:value-type="float" office:value="0" calcext:value-type="float">
            <text:p>0</text:p>
          </table:table-cell>
          <table:table-cell table:formula="of:=([.G59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ostal code of family of &lt;A&gt; ?</text:p>
          </table:table-cell>
          <table:table-cell office:value-type="string" calcext:value-type="string">
            <text:p>select ?x where { &lt;A&gt; dbo:family ?x1 . ?x1 dbo:postalCode ?x } </text:p>
          </table:table-cell>
          <table:table-cell office:value-type="string" calcext:value-type="string">
            <text:p>select distinct(?a) where { ?a dbo:family [] . ?a dbo:family ?x1 . ?x1 dbo:postalCode ?x } </text:p>
          </table:table-cell>
          <table:table-cell office:value-type="float" office:value="0" calcext:value-type="float">
            <text:p>0</text:p>
          </table:table-cell>
          <table:table-cell table:formula="of:=([.G60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postal code of family of &lt;A&gt; ?</text:p>
          </table:table-cell>
          <table:table-cell office:value-type="string" calcext:value-type="string">
            <text:p>select count(*) as ?x where { &lt;A&gt; dbo:family ?x1 . ?x1 dbo:postalCode ?x } </text:p>
          </table:table-cell>
          <table:table-cell office:value-type="string" calcext:value-type="string">
            <text:p>select distinct(?a) where { ?a dbo:family [] . ?a dbo:family ?x1 . ?x1 dbo:postalCode ?x } </text:p>
          </table:table-cell>
          <table:table-cell office:value-type="float" office:value="0" calcext:value-type="float">
            <text:p>0</text:p>
          </table:table-cell>
          <table:table-cell table:formula="of:=([.G61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ound recording of family of &lt;A&gt; ?</text:p>
          </table:table-cell>
          <table:table-cell office:value-type="string" calcext:value-type="string">
            <text:p>select ?x where { &lt;A&gt; dbo:family ?x1 . ?x1 dbo:soundRecording ?x } </text:p>
          </table:table-cell>
          <table:table-cell office:value-type="string" calcext:value-type="string">
            <text:p>select distinct(?a) where { ?a dbo:family [] . ?a dbo:family ?x1 . ?x1 dbo:soundRecording ?x } </text:p>
          </table:table-cell>
          <table:table-cell office:value-type="float" office:value="0.000000674853501352907" calcext:value-type="float">
            <text:p>6.74853501352907E-07</text:p>
          </table:table-cell>
          <table:table-cell table:formula="of:=([.G62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ynonym of family of &lt;A&gt; ?</text:p>
          </table:table-cell>
          <table:table-cell office:value-type="string" calcext:value-type="string">
            <text:p>select ?x where { &lt;A&gt; dbo:family ?x1 . ?x1 dbo:synonym ?x } </text:p>
          </table:table-cell>
          <table:table-cell office:value-type="string" calcext:value-type="string">
            <text:p>select distinct(?a) where { ?a dbo:family [] . ?a dbo:family ?x1 . ?x1 dbo:synonym ?x } </text:p>
          </table:table-cell>
          <table:table-cell office:value-type="float" office:value="0.00000209987260804295" calcext:value-type="float">
            <text:p>2.09987260804295E-06</text:p>
          </table:table-cell>
          <table:table-cell table:formula="of:=([.G63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synonym of family of &lt;A&gt; ?</text:p>
          </table:table-cell>
          <table:table-cell office:value-type="string" calcext:value-type="string">
            <text:p>select count(*) as ?x where { &lt;A&gt; dbo:family ?x1 . ?x1 dbo:synonym ?x } </text:p>
          </table:table-cell>
          <table:table-cell office:value-type="string" calcext:value-type="string">
            <text:p>select distinct(?a) where { ?a dbo:family [] . ?a dbo:family ?x1 . ?x1 dbo:synonym ?x } </text:p>
          </table:table-cell>
          <table:table-cell office:value-type="float" office:value="0.00000209987260804295" calcext:value-type="float">
            <text:p>2.09987260804295E-06</text:p>
          </table:table-cell>
          <table:table-cell table:formula="of:=([.G64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thumbnail of family of &lt;A&gt; ?</text:p>
          </table:table-cell>
          <table:table-cell office:value-type="string" calcext:value-type="string">
            <text:p>select ?x where { &lt;A&gt; dbo:family ?x1 . ?x1 dbo:thumbnail ?x } </text:p>
          </table:table-cell>
          <table:table-cell office:value-type="string" calcext:value-type="string">
            <text:p>select distinct(?a) where { ?a dbo:family [] . ?a dbo:family ?x1 . ?x1 dbo:thumbnail ?x } </text:p>
          </table:table-cell>
          <table:table-cell office:value-type="float" office:value="0.000000693838997456064" calcext:value-type="float">
            <text:p>6.93838997456064E-07</text:p>
          </table:table-cell>
          <table:table-cell table:formula="of:=([.G65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type of family of &lt;A&gt; ?</text:p>
          </table:table-cell>
          <table:table-cell office:value-type="string" calcext:value-type="string">
            <text:p>select ?x where { &lt;A&gt; dbo:family ?x1 . ?x1 dbo:type ?x } </text:p>
          </table:table-cell>
          <table:table-cell office:value-type="string" calcext:value-type="string">
            <text:p>select distinct(?a) where { ?a dbo:family [] . ?a dbo:family ?x1 . ?x1 dbo:type ?x } </text:p>
          </table:table-cell>
          <table:table-cell office:value-type="float" office:value="0.000000414886222866667" calcext:value-type="float">
            <text:p>4.14886222866667E-07</text:p>
          </table:table-cell>
          <table:table-cell table:formula="of:=([.G66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type of family of &lt;A&gt; ?</text:p>
          </table:table-cell>
          <table:table-cell office:value-type="string" calcext:value-type="string">
            <text:p>select count(*) as ?x where { &lt;A&gt; dbo:family ?x1 . ?x1 dbo:type ?x } </text:p>
          </table:table-cell>
          <table:table-cell office:value-type="string" calcext:value-type="string">
            <text:p>select distinct(?a) where { ?a dbo:family [] . ?a dbo:family ?x1 . ?x1 dbo:type ?x } </text:p>
          </table:table-cell>
          <table:table-cell office:value-type="float" office:value="0.000000414886222866667" calcext:value-type="float">
            <text:p>4.14886222866667E-07</text:p>
          </table:table-cell>
          <table:table-cell table:formula="of:=([.G67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Link from a Wikipage to an external page of family of &lt;A&gt; ?</text:p>
          </table:table-cell>
          <table:table-cell office:value-type="string" calcext:value-type="string">
            <text:p>select ?x where { &lt;A&gt; dbo:family ?x1 . ?x1 dbo:wikiPageExternalLink ?x } </text:p>
          </table:table-cell>
          <table:table-cell office:value-type="string" calcext:value-type="string">
            <text:p>select distinct(?a) where { ?a dbo:family [] . ?a dbo:family ?x1 . ?x1 dbo:wikiPageExternalLink ?x } </text:p>
          </table:table-cell>
          <table:table-cell office:value-type="float" office:value="0.000000925290249041485" calcext:value-type="float">
            <text:p>9.25290249041485E-07</text:p>
          </table:table-cell>
          <table:table-cell table:formula="of:=([.G68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Link from a Wikipage to an external page of family of &lt;A&gt; ?</text:p>
          </table:table-cell>
          <table:table-cell office:value-type="string" calcext:value-type="string">
            <text:p>select count(*) as ?x where { &lt;A&gt; dbo:family ?x1 . ?x1 dbo:wikiPageExternalLink ?x } </text:p>
          </table:table-cell>
          <table:table-cell office:value-type="string" calcext:value-type="string">
            <text:p>select distinct(?a) where { ?a dbo:family [] . ?a dbo:family ?x1 . ?x1 dbo:wikiPageExternalLink ?x } </text:p>
          </table:table-cell>
          <table:table-cell office:value-type="float" office:value="0.000000925290249041485" calcext:value-type="float">
            <text:p>9.25290249041485E-07</text:p>
          </table:table-cell>
          <table:table-cell table:formula="of:=([.G69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kipage page ID of family of &lt;A&gt; ?</text:p>
          </table:table-cell>
          <table:table-cell office:value-type="string" calcext:value-type="string">
            <text:p>select ?x where { &lt;A&gt; dbo:family ?x1 . ?x1 dbo:wikiPageID ?x } </text:p>
          </table:table-cell>
          <table:table-cell office:value-type="string" calcext:value-type="string">
            <text:p>select distinct(?a) where { ?a dbo:family [] . ?a dbo:family ?x1 . ?x1 dbo:wikiPageID ?x } </text:p>
          </table:table-cell>
          <table:table-cell office:value-type="float" office:value="0.000000703497074535421" calcext:value-type="float">
            <text:p>7.03497074535421E-07</text:p>
          </table:table-cell>
          <table:table-cell table:formula="of:=([.G70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ich one the highest based onWikipage page ID of family of &lt;A&gt; ?</text:p>
          </table:table-cell>
          <table:table-cell office:value-type="string" calcext:value-type="string">
            <text:p>select distinct(?x)where { &lt;A&gt; dbo:family ?x1 . ?x1 dbo:wikiPageID ?x } order by ?x limit</text:p>
          </table:table-cell>
          <table:table-cell office:value-type="string" calcext:value-type="string">
            <text:p>select distinct(?a) where { ?a dbo:family [] . ?a dbo:family ?x1 . ?x1 dbo:wikiPageID ?x } </text:p>
          </table:table-cell>
          <table:table-cell office:value-type="float" office:value="0.000000703497074535421" calcext:value-type="float">
            <text:p>7.03497074535421E-07</text:p>
          </table:table-cell>
          <table:table-cell table:formula="of:=([.G71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kipage redirect of family of &lt;A&gt; ?</text:p>
          </table:table-cell>
          <table:table-cell office:value-type="string" calcext:value-type="string">
            <text:p>select ?x where { &lt;A&gt; dbo:family ?x1 . ?x1 dbo:wikiPageRedirects ?x } </text:p>
          </table:table-cell>
          <table:table-cell office:value-type="string" calcext:value-type="string">
            <text:p>select distinct(?a) where { ?a dbo:family [] . ?a dbo:family ?x1 . ?x1 dbo:wikiPageRedirects ?x } </text:p>
          </table:table-cell>
          <table:table-cell office:value-type="float" office:value="0.000000476525004313193" calcext:value-type="float">
            <text:p>4.76525004313193E-07</text:p>
          </table:table-cell>
          <table:table-cell table:formula="of:=([.G72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Wikipage redirect of family of &lt;A&gt; ?</text:p>
          </table:table-cell>
          <table:table-cell office:value-type="string" calcext:value-type="string">
            <text:p>select count(*) as ?x where { &lt;A&gt; dbo:family ?x1 . ?x1 dbo:wikiPageRedirects ?x } </text:p>
          </table:table-cell>
          <table:table-cell office:value-type="string" calcext:value-type="string">
            <text:p>select distinct(?a) where { ?a dbo:family [] . ?a dbo:family ?x1 . ?x1 dbo:wikiPageRedirects ?x } </text:p>
          </table:table-cell>
          <table:table-cell office:value-type="float" office:value="0.000000476525004313193" calcext:value-type="float">
            <text:p>4.76525004313193E-07</text:p>
          </table:table-cell>
          <table:table-cell table:formula="of:=([.G73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kipage revision ID of family of &lt;A&gt; ?</text:p>
          </table:table-cell>
          <table:table-cell office:value-type="string" calcext:value-type="string">
            <text:p>select ?x where { &lt;A&gt; dbo:family ?x1 . ?x1 dbo:wikiPageRevisionID ?x } </text:p>
          </table:table-cell>
          <table:table-cell office:value-type="string" calcext:value-type="string">
            <text:p>select distinct(?a) where { ?a dbo:family [] . ?a dbo:family ?x1 . ?x1 dbo:wikiPageRevisionID ?x } </text:p>
          </table:table-cell>
          <table:table-cell office:value-type="float" office:value="0.000000611097114938169" calcext:value-type="float">
            <text:p>6.11097114938169E-07</text:p>
          </table:table-cell>
          <table:table-cell table:formula="of:=([.G74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ich one the highest based onWikipage revision ID of family of &lt;A&gt; ?</text:p>
          </table:table-cell>
          <table:table-cell office:value-type="string" calcext:value-type="string">
            <text:p>select distinct(?x)where { &lt;A&gt; dbo:family ?x1 . ?x1 dbo:wikiPageRevisionID ?x } order by ?x limit</text:p>
          </table:table-cell>
          <table:table-cell office:value-type="string" calcext:value-type="string">
            <text:p>select distinct(?a) where { ?a dbo:family [] . ?a dbo:family ?x1 . ?x1 dbo:wikiPageRevisionID ?x } </text:p>
          </table:table-cell>
          <table:table-cell office:value-type="float" office:value="0.000000611097114938169" calcext:value-type="float">
            <text:p>6.11097114938169E-07</text:p>
          </table:table-cell>
          <table:table-cell table:formula="of:=([.G75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genus of &lt;A&gt; ?</text:p>
          </table:table-cell>
          <table:table-cell office:value-type="string" calcext:value-type="string">
            <text:p>select ?x where { &lt;A&gt; dbo:genus ?x } </text:p>
          </table:table-cell>
          <table:table-cell office:value-type="string" calcext:value-type="string">
            <text:p>select distinct(?a) where { ?a dbo:genus [] } </text:p>
          </table:table-cell>
          <table:table-cell office:value-type="float" office:value="0.000000593550189285718" calcext:value-type="float">
            <text:p>5.93550189285718E-07</text:p>
          </table:table-cell>
          <table:table-cell table:formula="of:=([.G76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genus of &lt;A&gt; ?</text:p>
          </table:table-cell>
          <table:table-cell office:value-type="string" calcext:value-type="string">
            <text:p>select count(*) as ?x where { &lt;A&gt; dbo:genus ?x } </text:p>
          </table:table-cell>
          <table:table-cell office:value-type="string" calcext:value-type="string">
            <text:p>select distinct(?a) where { ?a dbo:genus [] } </text:p>
          </table:table-cell>
          <table:table-cell office:value-type="float" office:value="0.000000593550189285718" calcext:value-type="float">
            <text:p>5.93550189285718E-07</text:p>
          </table:table-cell>
          <table:table-cell table:formula="of:=([.G77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kingdom of &lt;A&gt; ?</text:p>
          </table:table-cell>
          <table:table-cell office:value-type="string" calcext:value-type="string">
            <text:p>select ?x where { &lt;A&gt; dbo:kingdom ?x } </text:p>
          </table:table-cell>
          <table:table-cell office:value-type="string" calcext:value-type="string">
            <text:p>select distinct(?a) where { ?a dbo:kingdom [] } </text:p>
          </table:table-cell>
          <table:table-cell office:value-type="float" office:value="0.00000689415287787262" calcext:value-type="float">
            <text:p>6.89415287787262E-06</text:p>
          </table:table-cell>
          <table:table-cell table:formula="of:=([.G78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ingdom of &lt;A&gt; ?</text:p>
          </table:table-cell>
          <table:table-cell office:value-type="string" calcext:value-type="string">
            <text:p>select count(*) as ?x where { &lt;A&gt; dbo:kingdom ?x } </text:p>
          </table:table-cell>
          <table:table-cell office:value-type="string" calcext:value-type="string">
            <text:p>select distinct(?a) where { ?a dbo:kingdom [] } </text:p>
          </table:table-cell>
          <table:table-cell office:value-type="float" office:value="0.00000689415287787262" calcext:value-type="float">
            <text:p>6.89415287787262E-06</text:p>
          </table:table-cell>
          <table:table-cell table:formula="of:=([.G79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order (taxonomy) of &lt;A&gt; ?</text:p>
          </table:table-cell>
          <table:table-cell office:value-type="string" calcext:value-type="string">
            <text:p>select ?x where { &lt;A&gt; dbo:order ?x } </text:p>
          </table:table-cell>
          <table:table-cell office:value-type="string" calcext:value-type="string">
            <text:p>select distinct(?a) where { ?a dbo:order [] } </text:p>
          </table:table-cell>
          <table:table-cell office:value-type="float" office:value="0.000000520185589966411" calcext:value-type="float">
            <text:p>5.20185589966411E-07</text:p>
          </table:table-cell>
          <table:table-cell table:formula="of:=([.G80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order (taxonomy) of &lt;A&gt; ?</text:p>
          </table:table-cell>
          <table:table-cell office:value-type="string" calcext:value-type="string">
            <text:p>select count(*) as ?x where { &lt;A&gt; dbo:order ?x } </text:p>
          </table:table-cell>
          <table:table-cell office:value-type="string" calcext:value-type="string">
            <text:p>select distinct(?a) where { ?a dbo:order [] } </text:p>
          </table:table-cell>
          <table:table-cell office:value-type="float" office:value="0.000000520185589966411" calcext:value-type="float">
            <text:p>5.20185589966411E-07</text:p>
          </table:table-cell>
          <table:table-cell table:formula="of:=([.G81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hylum of &lt;A&gt; ?</text:p>
          </table:table-cell>
          <table:table-cell office:value-type="string" calcext:value-type="string">
            <text:p>select ?x where { &lt;A&gt; dbo:phylum ?x } </text:p>
          </table:table-cell>
          <table:table-cell office:value-type="string" calcext:value-type="string">
            <text:p>select distinct(?a) where { ?a dbo:phylum [] } </text:p>
          </table:table-cell>
          <table:table-cell office:value-type="float" office:value="0.000000507672511359332" calcext:value-type="float">
            <text:p>5.07672511359332E-07</text:p>
          </table:table-cell>
          <table:table-cell table:formula="of:=([.G82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phylum of &lt;A&gt; ?</text:p>
          </table:table-cell>
          <table:table-cell office:value-type="string" calcext:value-type="string">
            <text:p>select count(*) as ?x where { &lt;A&gt; dbo:phylum ?x } </text:p>
          </table:table-cell>
          <table:table-cell office:value-type="string" calcext:value-type="string">
            <text:p>select distinct(?a) where { ?a dbo:phylum [] } </text:p>
          </table:table-cell>
          <table:table-cell office:value-type="float" office:value="0.000000507672511359332" calcext:value-type="float">
            <text:p>5.07672511359332E-07</text:p>
          </table:table-cell>
          <table:table-cell table:formula="of:=([.G83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pecies of &lt;A&gt; ?</text:p>
          </table:table-cell>
          <table:table-cell office:value-type="string" calcext:value-type="string">
            <text:p>select ?x where { &lt;A&gt; dbo:species ?x } </text:p>
          </table:table-cell>
          <table:table-cell office:value-type="string" calcext:value-type="string">
            <text:p>select distinct(?a) where { ?a dbo:species [] } </text:p>
          </table:table-cell>
          <table:table-cell office:value-type="float" office:value="0.0000373399001673675" calcext:value-type="float">
            <text:p>3.73399001673675E-05</text:p>
          </table:table-cell>
          <table:table-cell table:formula="of:=([.G84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abbreviation of species of &lt;A&gt; ?</text:p>
          </table:table-cell>
          <table:table-cell office:value-type="string" calcext:value-type="string">
            <text:p>select ?x where { &lt;A&gt; dbo:species ?x1 . ?x1 dbo:abbreviation ?x } </text:p>
          </table:table-cell>
          <table:table-cell office:value-type="string" calcext:value-type="string">
            <text:p>select distinct(?a) where { ?a dbo:species [] . ?a dbo:species ?x1 . ?x1 dbo:abbreviation ?x } </text:p>
          </table:table-cell>
          <table:table-cell office:value-type="float" office:value="0.00000030110056005" calcext:value-type="float">
            <text:p>3.0110056005E-07</text:p>
          </table:table-cell>
          <table:table-cell table:formula="of:=([.G85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abbreviation of species of &lt;A&gt; ?</text:p>
          </table:table-cell>
          <table:table-cell office:value-type="string" calcext:value-type="string">
            <text:p>select count(*) as ?x where { &lt;A&gt; dbo:species ?x1 . ?x1 dbo:abbreviation ?x } </text:p>
          </table:table-cell>
          <table:table-cell office:value-type="string" calcext:value-type="string">
            <text:p>select distinct(?a) where { ?a dbo:species [] . ?a dbo:species ?x1 . ?x1 dbo:abbreviation ?x } </text:p>
          </table:table-cell>
          <table:table-cell office:value-type="float" office:value="0.00000030110056005" calcext:value-type="float">
            <text:p>3.0110056005E-07</text:p>
          </table:table-cell>
          <table:table-cell table:formula="of:=([.G86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has abstract of species of &lt;A&gt; ?</text:p>
          </table:table-cell>
          <table:table-cell office:value-type="string" calcext:value-type="string">
            <text:p>select ?x where { &lt;A&gt; dbo:species ?x1 . ?x1 dbo:abstract ?x } </text:p>
          </table:table-cell>
          <table:table-cell office:value-type="string" calcext:value-type="string">
            <text:p>select distinct(?a) where { ?a dbo:species [] . ?a dbo:species ?x1 . ?x1 dbo:abstract ?x } </text:p>
          </table:table-cell>
          <table:table-cell office:value-type="float" office:value="0.0000212203354759297" calcext:value-type="float">
            <text:p>2.12203354759297E-05</text:p>
          </table:table-cell>
          <table:table-cell table:formula="of:=([.G87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alias of species of &lt;A&gt; ?</text:p>
          </table:table-cell>
          <table:table-cell office:value-type="string" calcext:value-type="string">
            <text:p>select ?x where { &lt;A&gt; dbo:species ?x1 . ?x1 dbo:alias ?x } </text:p>
          </table:table-cell>
          <table:table-cell office:value-type="string" calcext:value-type="string">
            <text:p>select distinct(?a) where { ?a dbo:species [] . ?a dbo:species ?x1 . ?x1 dbo:alias ?x } </text:p>
          </table:table-cell>
          <table:table-cell office:value-type="float" office:value="0.000022989638169" calcext:value-type="float">
            <text:p>2.2989638169E-05</text:p>
          </table:table-cell>
          <table:table-cell table:formula="of:=([.G88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binomial authority of species of &lt;A&gt; ?</text:p>
          </table:table-cell>
          <table:table-cell office:value-type="string" calcext:value-type="string">
            <text:p>select ?x where { &lt;A&gt; dbo:species ?x1 . ?x1 dbo:binomialAuthority ?x } </text:p>
          </table:table-cell>
          <table:table-cell office:value-type="string" calcext:value-type="string">
            <text:p>select distinct(?a) where { ?a dbo:species [] . ?a dbo:species ?x1 . ?x1 dbo:binomialAuthority ?x } </text:p>
          </table:table-cell>
          <table:table-cell office:value-type="float" office:value="0.0000122377942463239" calcext:value-type="float">
            <text:p>1.22377942463239E-05</text:p>
          </table:table-cell>
          <table:table-cell table:formula="of:=([.G89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binomial authority of species of &lt;A&gt; ?</text:p>
          </table:table-cell>
          <table:table-cell office:value-type="string" calcext:value-type="string">
            <text:p>select count(*) as ?x where { &lt;A&gt; dbo:species ?x1 . ?x1 dbo:binomialAuthority ?x } </text:p>
          </table:table-cell>
          <table:table-cell office:value-type="string" calcext:value-type="string">
            <text:p>select distinct(?a) where { ?a dbo:species [] . ?a dbo:species ?x1 . ?x1 dbo:binomialAuthority ?x } </text:p>
          </table:table-cell>
          <table:table-cell office:value-type="float" office:value="0.0000122377942463239" calcext:value-type="float">
            <text:p>1.22377942463239E-05</text:p>
          </table:table-cell>
          <table:table-cell table:formula="of:=([.G90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budget of species of &lt;A&gt; ?</text:p>
          </table:table-cell>
          <table:table-cell office:value-type="string" calcext:value-type="string">
            <text:p>select ?x where { &lt;A&gt; dbo:species ?x1 . ?x1 dbo:budget ?x } </text:p>
          </table:table-cell>
          <table:table-cell office:value-type="string" calcext:value-type="string">
            <text:p>select distinct(?a) where { ?a dbo:species [] . ?a dbo:species ?x1 . ?x1 dbo:budget ?x } </text:p>
          </table:table-cell>
          <table:table-cell office:value-type="float" office:value="0.000304907711183333" calcext:value-type="float">
            <text:p>0.000304907711183</text:p>
          </table:table-cell>
          <table:table-cell table:formula="of:=([.G91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lass of species of &lt;A&gt; ?</text:p>
          </table:table-cell>
          <table:table-cell office:value-type="string" calcext:value-type="string">
            <text:p>select ?x where { &lt;A&gt; dbo:species ?x1 . ?x1 dbo:class ?x } </text:p>
          </table:table-cell>
          <table:table-cell office:value-type="string" calcext:value-type="string">
            <text:p>select distinct(?a) where { ?a dbo:species [] . ?a dbo:species ?x1 . ?x1 dbo:class ?x } </text:p>
          </table:table-cell>
          <table:table-cell office:value-type="float" office:value="0.0000128404377047328" calcext:value-type="float">
            <text:p>1.28404377047328E-05</text:p>
          </table:table-cell>
          <table:table-cell table:formula="of:=([.G92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lass of species of &lt;A&gt; ?</text:p>
          </table:table-cell>
          <table:table-cell office:value-type="string" calcext:value-type="string">
            <text:p>select count(*) as ?x where { &lt;A&gt; dbo:species ?x1 . ?x1 dbo:class ?x } </text:p>
          </table:table-cell>
          <table:table-cell office:value-type="string" calcext:value-type="string">
            <text:p>select distinct(?a) where { ?a dbo:species [] . ?a dbo:species ?x1 . ?x1 dbo:class ?x } </text:p>
          </table:table-cell>
          <table:table-cell office:value-type="float" office:value="0.0000128404377047328" calcext:value-type="float">
            <text:p>1.28404377047328E-05</text:p>
          </table:table-cell>
          <table:table-cell table:formula="of:=([.G93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lour name of species of &lt;A&gt; ?</text:p>
          </table:table-cell>
          <table:table-cell office:value-type="string" calcext:value-type="string">
            <text:p>select ?x where { &lt;A&gt; dbo:species ?x1 . ?x1 dbo:colourName ?x } </text:p>
          </table:table-cell>
          <table:table-cell office:value-type="string" calcext:value-type="string">
            <text:p>select distinct(?a) where { ?a dbo:species [] . ?a dbo:species ?x1 . ?x1 dbo:colourName ?x } </text:p>
          </table:table-cell>
          <table:table-cell office:value-type="float" office:value="0.000000965710398894737" calcext:value-type="float">
            <text:p>9.65710398894737E-07</text:p>
          </table:table-cell>
          <table:table-cell table:formula="of:=([.G94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nservation status of species of &lt;A&gt; ?</text:p>
          </table:table-cell>
          <table:table-cell office:value-type="string" calcext:value-type="string">
            <text:p>select ?x where { &lt;A&gt; dbo:species ?x1 . ?x1 dbo:conservationStatus ?x } </text:p>
          </table:table-cell>
          <table:table-cell office:value-type="string" calcext:value-type="string">
            <text:p>select distinct(?a) where { ?a dbo:species [] . ?a dbo:species ?x1 . ?x1 dbo:conservationStatus ?x } </text:p>
          </table:table-cell>
          <table:table-cell office:value-type="float" office:value="0.0000177651546264035" calcext:value-type="float">
            <text:p>1.77651546264035E-05</text:p>
          </table:table-cell>
          <table:table-cell table:formula="of:=([.G95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onservation status of species of &lt;A&gt; ?</text:p>
          </table:table-cell>
          <table:table-cell office:value-type="string" calcext:value-type="string">
            <text:p>select count(*) as ?x where { &lt;A&gt; dbo:species ?x1 . ?x1 dbo:conservationStatus ?x } </text:p>
          </table:table-cell>
          <table:table-cell office:value-type="string" calcext:value-type="string">
            <text:p>select distinct(?a) where { ?a dbo:species [] . ?a dbo:species ?x1 . ?x1 dbo:conservationStatus ?x } </text:p>
          </table:table-cell>
          <table:table-cell office:value-type="float" office:value="0.0000177651546264035" calcext:value-type="float">
            <text:p>1.77651546264035E-05</text:p>
          </table:table-cell>
          <table:table-cell table:formula="of:=([.G96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nservation status system of species of &lt;A&gt; ?</text:p>
          </table:table-cell>
          <table:table-cell office:value-type="string" calcext:value-type="string">
            <text:p>select ?x where { &lt;A&gt; dbo:species ?x1 . ?x1 dbo:conservationStatusSystem ?x } </text:p>
          </table:table-cell>
          <table:table-cell office:value-type="string" calcext:value-type="string">
            <text:p>select distinct(?a) where { ?a dbo:species [] . ?a dbo:species ?x1 . ?x1 dbo:conservationStatusSystem ?x } </text:p>
          </table:table-cell>
          <table:table-cell office:value-type="float" office:value="0.0000120998585605325" calcext:value-type="float">
            <text:p>1.20998585605325E-05</text:p>
          </table:table-cell>
          <table:table-cell table:formula="of:=([.G97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conservation status system of species of &lt;A&gt; ?</text:p>
          </table:table-cell>
          <table:table-cell office:value-type="string" calcext:value-type="string">
            <text:p>select count(*) as ?x where { &lt;A&gt; dbo:species ?x1 . ?x1 dbo:conservationStatusSystem ?x } </text:p>
          </table:table-cell>
          <table:table-cell office:value-type="string" calcext:value-type="string">
            <text:p>select distinct(?a) where { ?a dbo:species [] . ?a dbo:species ?x1 . ?x1 dbo:conservationStatusSystem ?x } </text:p>
          </table:table-cell>
          <table:table-cell office:value-type="float" office:value="0.0000120998585605325" calcext:value-type="float">
            <text:p>1.20998585605325E-05</text:p>
          </table:table-cell>
          <table:table-cell table:formula="of:=([.G98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ountry of species of &lt;A&gt; ?</text:p>
          </table:table-cell>
          <table:table-cell office:value-type="string" calcext:value-type="string">
            <text:p>select ?x where { &lt;A&gt; dbo:species ?x1 . ?x1 dbo:country ?x } </text:p>
          </table:table-cell>
          <table:table-cell office:value-type="string" calcext:value-type="string">
            <text:p>select distinct(?a) where { ?a dbo:species [] . ?a dbo:species ?x1 . ?x1 dbo:country ?x } </text:p>
          </table:table-cell>
          <table:table-cell office:value-type="float" office:value="0.000158238229606667" calcext:value-type="float">
            <text:p>0.000158238229607</text:p>
          </table:table-cell>
          <table:table-cell table:formula="of:=([.G99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creator (agent) of species of &lt;A&gt; ?</text:p>
          </table:table-cell>
          <table:table-cell office:value-type="string" calcext:value-type="string">
            <text:p>select ?x where { &lt;A&gt; dbo:species ?x1 . ?x1 dbo:creator ?x } </text:p>
          </table:table-cell>
          <table:table-cell office:value-type="string" calcext:value-type="string">
            <text:p>select distinct(?a) where { ?a dbo:species [] . ?a dbo:species ?x1 . ?x1 dbo:creator ?x } </text:p>
          </table:table-cell>
          <table:table-cell office:value-type="float" office:value="0.000023323863779" calcext:value-type="float">
            <text:p>2.3323863779E-05</text:p>
          </table:table-cell>
          <table:table-cell table:formula="of:=([.G100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esigner company of species of &lt;A&gt; ?</text:p>
          </table:table-cell>
          <table:table-cell office:value-type="string" calcext:value-type="string">
            <text:p>select ?x where { &lt;A&gt; dbo:species ?x1 . ?x1 dbo:designCompany ?x } </text:p>
          </table:table-cell>
          <table:table-cell office:value-type="string" calcext:value-type="string">
            <text:p>select distinct(?a) where { ?a dbo:species [] . ?a dbo:species ?x1 . ?x1 dbo:designCompany ?x } </text:p>
          </table:table-cell>
          <table:table-cell office:value-type="float" office:value="0.00000961839396" calcext:value-type="float">
            <text:p>9.61839396E-06</text:p>
          </table:table-cell>
          <table:table-cell table:formula="of:=([.G101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o is the designer of species of &lt;A&gt; ?</text:p>
          </table:table-cell>
          <table:table-cell office:value-type="string" calcext:value-type="string">
            <text:p>select ?x where { &lt;A&gt; dbo:species ?x1 . ?x1 dbo:designer ?x } </text:p>
          </table:table-cell>
          <table:table-cell office:value-type="string" calcext:value-type="string">
            <text:p>select distinct(?a) where { ?a dbo:species [] . ?a dbo:species ?x1 . ?x1 dbo:designer ?x } </text:p>
          </table:table-cell>
          <table:table-cell office:value-type="float" office:value="0.00000961839396" calcext:value-type="float">
            <text:p>9.61839396E-06</text:p>
          </table:table-cell>
          <table:table-cell table:formula="of:=([.G102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designer of species of &lt;A&gt; ?</text:p>
          </table:table-cell>
          <table:table-cell office:value-type="string" calcext:value-type="string">
            <text:p>select count(*) as ?x where { &lt;A&gt; dbo:species ?x1 . ?x1 dbo:designer ?x } </text:p>
          </table:table-cell>
          <table:table-cell office:value-type="string" calcext:value-type="string">
            <text:p>select distinct(?a) where { ?a dbo:species [] . ?a dbo:species ?x1 . ?x1 dbo:designer ?x } </text:p>
          </table:table-cell>
          <table:table-cell office:value-type="float" office:value="0.00000961839396" calcext:value-type="float">
            <text:p>9.61839396E-06</text:p>
          </table:table-cell>
          <table:table-cell table:formula="of:=([.G103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eveloper of species of &lt;A&gt; ?</text:p>
          </table:table-cell>
          <table:table-cell office:value-type="string" calcext:value-type="string">
            <text:p>select ?x where { &lt;A&gt; dbo:species ?x1 . ?x1 dbo:developer ?x } </text:p>
          </table:table-cell>
          <table:table-cell office:value-type="string" calcext:value-type="string">
            <text:p>select distinct(?a) where { ?a dbo:species [] . ?a dbo:species ?x1 . ?x1 dbo:developer ?x } </text:p>
          </table:table-cell>
          <table:table-cell office:value-type="float" office:value="0.00000454334696375" calcext:value-type="float">
            <text:p>4.54334696375E-06</text:p>
          </table:table-cell>
          <table:table-cell table:formula="of:=([.G104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istributor of species of &lt;A&gt; ?</text:p>
          </table:table-cell>
          <table:table-cell office:value-type="string" calcext:value-type="string">
            <text:p>select ?x where { &lt;A&gt; dbo:species ?x1 . ?x1 dbo:distributor ?x } </text:p>
          </table:table-cell>
          <table:table-cell office:value-type="string" calcext:value-type="string">
            <text:p>select distinct(?a) where { ?a dbo:species [] . ?a dbo:species ?x1 . ?x1 dbo:distributor ?x } </text:p>
          </table:table-cell>
          <table:table-cell office:value-type="float" office:value="0.000304907711183333" calcext:value-type="float">
            <text:p>0.000304907711183</text:p>
          </table:table-cell>
          <table:table-cell table:formula="of:=([.G105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ivision of species of &lt;A&gt; ?</text:p>
          </table:table-cell>
          <table:table-cell office:value-type="string" calcext:value-type="string">
            <text:p>select ?x where { &lt;A&gt; dbo:species ?x1 . ?x1 dbo:division ?x } </text:p>
          </table:table-cell>
          <table:table-cell office:value-type="string" calcext:value-type="string">
            <text:p>select distinct(?a) where { ?a dbo:species [] . ?a dbo:species ?x1 . ?x1 dbo:division ?x } </text:p>
          </table:table-cell>
          <table:table-cell office:value-type="float" office:value="0.0000227823459894252" calcext:value-type="float">
            <text:p>2.27823459894252E-05</text:p>
          </table:table-cell>
          <table:table-cell table:formula="of:=([.G106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division of species of &lt;A&gt; ?</text:p>
          </table:table-cell>
          <table:table-cell office:value-type="string" calcext:value-type="string">
            <text:p>select count(*) as ?x where { &lt;A&gt; dbo:species ?x1 . ?x1 dbo:division ?x } </text:p>
          </table:table-cell>
          <table:table-cell office:value-type="string" calcext:value-type="string">
            <text:p>select distinct(?a) where { ?a dbo:species [] . ?a dbo:species ?x1 . ?x1 dbo:division ?x } </text:p>
          </table:table-cell>
          <table:table-cell office:value-type="float" office:value="0.0000227823459894252" calcext:value-type="float">
            <text:p>2.27823459894252E-05</text:p>
          </table:table-cell>
          <table:table-cell table:formula="of:=([.G107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domain of species of &lt;A&gt; ?</text:p>
          </table:table-cell>
          <table:table-cell office:value-type="string" calcext:value-type="string">
            <text:p>select ?x where { &lt;A&gt; dbo:species ?x1 . ?x1 dbo:domain ?x } </text:p>
          </table:table-cell>
          <table:table-cell office:value-type="string" calcext:value-type="string">
            <text:p>select distinct(?a) where { ?a dbo:species [] . ?a dbo:species ?x1 . ?x1 dbo:domain ?x } </text:p>
          </table:table-cell>
          <table:table-cell office:value-type="float" office:value="0.00000524469850523571" calcext:value-type="float">
            <text:p>5.24469850523571E-06</text:p>
          </table:table-cell>
          <table:table-cell table:formula="of:=([.G108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domain of species of &lt;A&gt; ?</text:p>
          </table:table-cell>
          <table:table-cell office:value-type="string" calcext:value-type="string">
            <text:p>select count(*) as ?x where { &lt;A&gt; dbo:species ?x1 . ?x1 dbo:domain ?x } </text:p>
          </table:table-cell>
          <table:table-cell office:value-type="string" calcext:value-type="string">
            <text:p>select distinct(?a) where { ?a dbo:species [] . ?a dbo:species ?x1 . ?x1 dbo:domain ?x } </text:p>
          </table:table-cell>
          <table:table-cell office:value-type="float" office:value="0.00000524469850523571" calcext:value-type="float">
            <text:p>5.24469850523571E-06</text:p>
          </table:table-cell>
          <table:table-cell table:formula="of:=([.G109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family of species of &lt;A&gt; ?</text:p>
          </table:table-cell>
          <table:table-cell office:value-type="string" calcext:value-type="string">
            <text:p>select ?x where { &lt;A&gt; dbo:species ?x1 . ?x1 dbo:family ?x } </text:p>
          </table:table-cell>
          <table:table-cell office:value-type="string" calcext:value-type="string">
            <text:p>select distinct(?a) where { ?a dbo:species [] . ?a dbo:species ?x1 . ?x1 dbo:family ?x } </text:p>
          </table:table-cell>
          <table:table-cell office:value-type="float" office:value="0.00000921704925819611" calcext:value-type="float">
            <text:p>9.21704925819611E-06</text:p>
          </table:table-cell>
          <table:table-cell table:formula="of:=([.G110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founded by of species of &lt;A&gt; ?</text:p>
          </table:table-cell>
          <table:table-cell office:value-type="string" calcext:value-type="string">
            <text:p>select ?x where { &lt;A&gt; dbo:species ?x1 . ?x1 dbo:foundedBy ?x } </text:p>
          </table:table-cell>
          <table:table-cell office:value-type="string" calcext:value-type="string">
            <text:p>select distinct(?a) where { ?a dbo:species [] . ?a dbo:species ?x1 . ?x1 dbo:foundedBy ?x } </text:p>
          </table:table-cell>
          <table:table-cell office:value-type="float" office:value="0.00002539109024375" calcext:value-type="float">
            <text:p>2.539109024375E-05</text:p>
          </table:table-cell>
          <table:table-cell table:formula="of:=([.G111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genre of species of &lt;A&gt; ?</text:p>
          </table:table-cell>
          <table:table-cell office:value-type="string" calcext:value-type="string">
            <text:p>select ?x where { &lt;A&gt; dbo:species ?x1 . ?x1 dbo:genre ?x } </text:p>
          </table:table-cell>
          <table:table-cell office:value-type="string" calcext:value-type="string">
            <text:p>select distinct(?a) where { ?a dbo:species [] . ?a dbo:species ?x1 . ?x1 dbo:genre ?x } </text:p>
          </table:table-cell>
          <table:table-cell office:value-type="float" office:value="0.00000454334696375" calcext:value-type="float">
            <text:p>4.54334696375E-06</text:p>
          </table:table-cell>
          <table:table-cell table:formula="of:=([.G112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genus of species of &lt;A&gt; ?</text:p>
          </table:table-cell>
          <table:table-cell office:value-type="string" calcext:value-type="string">
            <text:p>select ?x where { &lt;A&gt; dbo:species ?x1 . ?x1 dbo:genus ?x } </text:p>
          </table:table-cell>
          <table:table-cell office:value-type="string" calcext:value-type="string">
            <text:p>select distinct(?a) where { ?a dbo:species [] . ?a dbo:species ?x1 . ?x1 dbo:genus ?x } </text:p>
          </table:table-cell>
          <table:table-cell office:value-type="float" office:value="0.000017026000099011" calcext:value-type="float">
            <text:p>1.7026000099011E-05</text:p>
          </table:table-cell>
          <table:table-cell table:formula="of:=([.G113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genus of species of &lt;A&gt; ?</text:p>
          </table:table-cell>
          <table:table-cell office:value-type="string" calcext:value-type="string">
            <text:p>select count(*) as ?x where { &lt;A&gt; dbo:species ?x1 . ?x1 dbo:genus ?x } </text:p>
          </table:table-cell>
          <table:table-cell office:value-type="string" calcext:value-type="string">
            <text:p>select distinct(?a) where { ?a dbo:species [] . ?a dbo:species ?x1 . ?x1 dbo:genus ?x } </text:p>
          </table:table-cell>
          <table:table-cell office:value-type="float" office:value="0.000017026000099011" calcext:value-type="float">
            <text:p>1.7026000099011E-05</text:p>
          </table:table-cell>
          <table:table-cell table:formula="of:=([.G114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variant or variation of species of &lt;A&gt; ?</text:p>
          </table:table-cell>
          <table:table-cell office:value-type="string" calcext:value-type="string">
            <text:p>select ?x where { &lt;A&gt; dbo:species ?x1 . ?x1 dbo:hasVariant ?x } </text:p>
          </table:table-cell>
          <table:table-cell office:value-type="string" calcext:value-type="string">
            <text:p>select distinct(?a) where { ?a dbo:species [] . ?a dbo:species ?x1 . ?x1 dbo:hasVariant ?x } </text:p>
          </table:table-cell>
          <table:table-cell office:value-type="float" office:value="0.000014449151785" calcext:value-type="float">
            <text:p>1.4449151785E-05</text:p>
          </table:table-cell>
          <table:table-cell table:formula="of:=([.G115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variant or variation of species of &lt;A&gt; ?</text:p>
          </table:table-cell>
          <table:table-cell office:value-type="string" calcext:value-type="string">
            <text:p>select count(*) as ?x where { &lt;A&gt; dbo:species ?x1 . ?x1 dbo:hasVariant ?x } </text:p>
          </table:table-cell>
          <table:table-cell office:value-type="string" calcext:value-type="string">
            <text:p>select distinct(?a) where { ?a dbo:species [] . ?a dbo:species ?x1 . ?x1 dbo:hasVariant ?x } </text:p>
          </table:table-cell>
          <table:table-cell office:value-type="float" office:value="0.000014449151785" calcext:value-type="float">
            <text:p>1.4449151785E-05</text:p>
          </table:table-cell>
          <table:table-cell table:formula="of:=([.G116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height of species of &lt;A&gt; ?</text:p>
          </table:table-cell>
          <table:table-cell office:value-type="string" calcext:value-type="string">
            <text:p>select ?x where { &lt;A&gt; dbo:species ?x1 . ?x1 dbo:height ?x } </text:p>
          </table:table-cell>
          <table:table-cell office:value-type="string" calcext:value-type="string">
            <text:p>select distinct(?a) where { ?a dbo:species [] . ?a dbo:species ?x1 . ?x1 dbo:height ?x } </text:p>
          </table:table-cell>
          <table:table-cell office:value-type="float" office:value="0.00000961839396" calcext:value-type="float">
            <text:p>9.61839396E-06</text:p>
          </table:table-cell>
          <table:table-cell table:formula="of:=([.G117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influenced by of species of &lt;A&gt; ?</text:p>
          </table:table-cell>
          <table:table-cell office:value-type="string" calcext:value-type="string">
            <text:p>select ?x where { &lt;A&gt; dbo:species ?x1 . ?x1 dbo:influencedBy ?x } </text:p>
          </table:table-cell>
          <table:table-cell office:value-type="string" calcext:value-type="string">
            <text:p>select distinct(?a) where { ?a dbo:species [] . ?a dbo:species ?x1 . ?x1 dbo:influencedBy ?x } </text:p>
          </table:table-cell>
          <table:table-cell office:value-type="float" office:value="0" calcext:value-type="float">
            <text:p>0</text:p>
          </table:table-cell>
          <table:table-cell table:formula="of:=([.G118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influenced by of species of &lt;A&gt; ?</text:p>
          </table:table-cell>
          <table:table-cell office:value-type="string" calcext:value-type="string">
            <text:p>select count(*) as ?x where { &lt;A&gt; dbo:species ?x1 . ?x1 dbo:influencedBy ?x } </text:p>
          </table:table-cell>
          <table:table-cell office:value-type="string" calcext:value-type="string">
            <text:p>select distinct(?a) where { ?a dbo:species [] . ?a dbo:species ?x1 . ?x1 dbo:influencedBy ?x } </text:p>
          </table:table-cell>
          <table:table-cell office:value-type="float" office:value="0" calcext:value-type="float">
            <text:p>0</text:p>
          </table:table-cell>
          <table:table-cell table:formula="of:=([.G119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o is the key person of species of &lt;A&gt; ?</text:p>
          </table:table-cell>
          <table:table-cell office:value-type="string" calcext:value-type="string">
            <text:p>select ?x where { &lt;A&gt; dbo:species ?x1 . ?x1 dbo:keyPerson ?x } </text:p>
          </table:table-cell>
          <table:table-cell office:value-type="string" calcext:value-type="string">
            <text:p>select distinct(?a) where { ?a dbo:species [] . ?a dbo:species ?x1 . ?x1 dbo:keyPerson ?x } </text:p>
          </table:table-cell>
          <table:table-cell office:value-type="float" office:value="0.00002539109024375" calcext:value-type="float">
            <text:p>2.539109024375E-05</text:p>
          </table:table-cell>
          <table:table-cell table:formula="of:=([.G120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ey person of species of &lt;A&gt; ?</text:p>
          </table:table-cell>
          <table:table-cell office:value-type="string" calcext:value-type="string">
            <text:p>select count(*) as ?x where { &lt;A&gt; dbo:species ?x1 . ?x1 dbo:keyPerson ?x } </text:p>
          </table:table-cell>
          <table:table-cell office:value-type="string" calcext:value-type="string">
            <text:p>select distinct(?a) where { ?a dbo:species [] . ?a dbo:species ?x1 . ?x1 dbo:keyPerson ?x } </text:p>
          </table:table-cell>
          <table:table-cell office:value-type="float" office:value="0.00002539109024375" calcext:value-type="float">
            <text:p>2.539109024375E-05</text:p>
          </table:table-cell>
          <table:table-cell table:formula="of:=([.G121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kingdom of species of &lt;A&gt; ?</text:p>
          </table:table-cell>
          <table:table-cell office:value-type="string" calcext:value-type="string">
            <text:p>select ?x where { &lt;A&gt; dbo:species ?x1 . ?x1 dbo:kingdom ?x } </text:p>
          </table:table-cell>
          <table:table-cell office:value-type="string" calcext:value-type="string">
            <text:p>select distinct(?a) where { ?a dbo:species [] . ?a dbo:species ?x1 . ?x1 dbo:kingdom ?x } </text:p>
          </table:table-cell>
          <table:table-cell office:value-type="float" office:value="0.0000101864496556646" calcext:value-type="float">
            <text:p>1.01864496556646E-05</text:p>
          </table:table-cell>
          <table:table-cell table:formula="of:=([.G122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ingdom of species of &lt;A&gt; ?</text:p>
          </table:table-cell>
          <table:table-cell office:value-type="string" calcext:value-type="string">
            <text:p>select count(*) as ?x where { &lt;A&gt; dbo:species ?x1 . ?x1 dbo:kingdom ?x } </text:p>
          </table:table-cell>
          <table:table-cell office:value-type="string" calcext:value-type="string">
            <text:p>select distinct(?a) where { ?a dbo:species [] . ?a dbo:species ?x1 . ?x1 dbo:kingdom ?x } </text:p>
          </table:table-cell>
          <table:table-cell office:value-type="float" office:value="0.0000101864496556646" calcext:value-type="float">
            <text:p>1.01864496556646E-05</text:p>
          </table:table-cell>
          <table:table-cell table:formula="of:=([.G123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known for of species of &lt;A&gt; ?</text:p>
          </table:table-cell>
          <table:table-cell office:value-type="string" calcext:value-type="string">
            <text:p>select ?x where { &lt;A&gt; dbo:species ?x1 . ?x1 dbo:knownFor ?x } </text:p>
          </table:table-cell>
          <table:table-cell office:value-type="string" calcext:value-type="string">
            <text:p>select distinct(?a) where { ?a dbo:species [] . ?a dbo:species ?x1 . ?x1 dbo:knownFor ?x } </text:p>
          </table:table-cell>
          <table:table-cell office:value-type="float" office:value="0.000000373257769375" calcext:value-type="float">
            <text:p>3.73257769375E-07</text:p>
          </table:table-cell>
          <table:table-cell table:formula="of:=([.G124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known for of species of &lt;A&gt; ?</text:p>
          </table:table-cell>
          <table:table-cell office:value-type="string" calcext:value-type="string">
            <text:p>select count(*) as ?x where { &lt;A&gt; dbo:species ?x1 . ?x1 dbo:knownFor ?x } </text:p>
          </table:table-cell>
          <table:table-cell office:value-type="string" calcext:value-type="string">
            <text:p>select distinct(?a) where { ?a dbo:species [] . ?a dbo:species ?x1 . ?x1 dbo:knownFor ?x } </text:p>
          </table:table-cell>
          <table:table-cell office:value-type="float" office:value="0.000000373257769375" calcext:value-type="float">
            <text:p>3.73257769375E-07</text:p>
          </table:table-cell>
          <table:table-cell table:formula="of:=([.G125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language of species of &lt;A&gt; ?</text:p>
          </table:table-cell>
          <table:table-cell office:value-type="string" calcext:value-type="string">
            <text:p>select ?x where { &lt;A&gt; dbo:species ?x1 . ?x1 dbo:language ?x } </text:p>
          </table:table-cell>
          <table:table-cell office:value-type="string" calcext:value-type="string">
            <text:p>select distinct(?a) where { ?a dbo:species [] . ?a dbo:species ?x1 . ?x1 dbo:language ?x } </text:p>
          </table:table-cell>
          <table:table-cell office:value-type="float" office:value="0.00006333213915" calcext:value-type="float">
            <text:p>6.333213915E-05</text:p>
          </table:table-cell>
          <table:table-cell table:formula="of:=([.G126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length of species of &lt;A&gt; ?</text:p>
          </table:table-cell>
          <table:table-cell office:value-type="string" calcext:value-type="string">
            <text:p>select ?x where { &lt;A&gt; dbo:species ?x1 . ?x1 dbo:length ?x } </text:p>
          </table:table-cell>
          <table:table-cell office:value-type="string" calcext:value-type="string">
            <text:p>select distinct(?a) where { ?a dbo:species [] . ?a dbo:species ?x1 . ?x1 dbo:length ?x } </text:p>
          </table:table-cell>
          <table:table-cell office:value-type="float" office:value="0.00000961839396" calcext:value-type="float">
            <text:p>9.61839396E-06</text:p>
          </table:table-cell>
          <table:table-cell table:formula="of:=([.G127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manufacturer of species of &lt;A&gt; ?</text:p>
          </table:table-cell>
          <table:table-cell office:value-type="string" calcext:value-type="string">
            <text:p>select ?x where { &lt;A&gt; dbo:species ?x1 . ?x1 dbo:manufacturer ?x } </text:p>
          </table:table-cell>
          <table:table-cell office:value-type="string" calcext:value-type="string">
            <text:p>select distinct(?a) where { ?a dbo:species [] . ?a dbo:species ?x1 . ?x1 dbo:manufacturer ?x } </text:p>
          </table:table-cell>
          <table:table-cell office:value-type="float" office:value="0.0000183467608816667" calcext:value-type="float">
            <text:p>1.83467608816667E-05</text:p>
          </table:table-cell>
          <table:table-cell table:formula="of:=([.G128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month of species of &lt;A&gt; ?</text:p>
          </table:table-cell>
          <table:table-cell office:value-type="string" calcext:value-type="string">
            <text:p>select ?x where { &lt;A&gt; dbo:species ?x1 . ?x1 dbo:month ?x } </text:p>
          </table:table-cell>
          <table:table-cell office:value-type="string" calcext:value-type="string">
            <text:p>select distinct(?a) where { ?a dbo:species [] . ?a dbo:species ?x1 . ?x1 dbo:month ?x } </text:p>
          </table:table-cell>
          <table:table-cell office:value-type="float" office:value="0.00000030110056005" calcext:value-type="float">
            <text:p>3.0110056005E-07</text:p>
          </table:table-cell>
          <table:table-cell table:formula="of:=([.G129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month of species of &lt;A&gt; ?</text:p>
          </table:table-cell>
          <table:table-cell office:value-type="string" calcext:value-type="string">
            <text:p>select count(*) as ?x where { &lt;A&gt; dbo:species ?x1 . ?x1 dbo:month ?x } </text:p>
          </table:table-cell>
          <table:table-cell office:value-type="string" calcext:value-type="string">
            <text:p>select distinct(?a) where { ?a dbo:species [] . ?a dbo:species ?x1 . ?x1 dbo:month ?x } </text:p>
          </table:table-cell>
          <table:table-cell office:value-type="float" office:value="0.00000030110056005" calcext:value-type="float">
            <text:p>3.0110056005E-07</text:p>
          </table:table-cell>
          <table:table-cell table:formula="of:=([.G130]&gt;0.0000012497342269939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otes of species of &lt;A&gt; ?</text:p>
          </table:table-cell>
          <table:table-cell office:value-type="string" calcext:value-type="string">
            <text:p>select ?x where { &lt;A&gt; dbo:species ?x1 . ?x1 dbo:notes ?x } </text:p>
          </table:table-cell>
          <table:table-cell office:value-type="string" calcext:value-type="string">
            <text:p>select distinct(?a) where { ?a dbo:species [] . ?a dbo:species ?x1 . ?x1 dbo:notes ?x } </text:p>
          </table:table-cell>
          <table:table-cell office:value-type="float" office:value="0.000014449151785" calcext:value-type="float">
            <text:p>1.4449151785E-05</text:p>
          </table:table-cell>
          <table:table-cell table:formula="of:=([.G131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notes of species of &lt;A&gt; ?</text:p>
          </table:table-cell>
          <table:table-cell office:value-type="string" calcext:value-type="string">
            <text:p>select count(*) as ?x where { &lt;A&gt; dbo:species ?x1 . ?x1 dbo:notes ?x } </text:p>
          </table:table-cell>
          <table:table-cell office:value-type="string" calcext:value-type="string">
            <text:p>select distinct(?a) where { ?a dbo:species [] . ?a dbo:species ?x1 . ?x1 dbo:notes ?x } </text:p>
          </table:table-cell>
          <table:table-cell office:value-type="float" office:value="0.000014449151785" calcext:value-type="float">
            <text:p>1.4449151785E-05</text:p>
          </table:table-cell>
          <table:table-cell table:formula="of:=([.G132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order (taxonomy) of species of &lt;A&gt; ?</text:p>
          </table:table-cell>
          <table:table-cell office:value-type="string" calcext:value-type="string">
            <text:p>select ?x where { &lt;A&gt; dbo:species ?x1 . ?x1 dbo:order ?x } </text:p>
          </table:table-cell>
          <table:table-cell office:value-type="string" calcext:value-type="string">
            <text:p>select distinct(?a) where { ?a dbo:species [] . ?a dbo:species ?x1 . ?x1 dbo:order ?x } </text:p>
          </table:table-cell>
          <table:table-cell office:value-type="float" office:value="0.0000101787772133997" calcext:value-type="float">
            <text:p>1.01787772133997E-05</text:p>
          </table:table-cell>
          <table:table-cell table:formula="of:=([.G133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order (taxonomy) of species of &lt;A&gt; ?</text:p>
          </table:table-cell>
          <table:table-cell office:value-type="string" calcext:value-type="string">
            <text:p>select count(*) as ?x where { &lt;A&gt; dbo:species ?x1 . ?x1 dbo:order ?x } </text:p>
          </table:table-cell>
          <table:table-cell office:value-type="string" calcext:value-type="string">
            <text:p>select distinct(?a) where { ?a dbo:species [] . ?a dbo:species ?x1 . ?x1 dbo:order ?x } </text:p>
          </table:table-cell>
          <table:table-cell office:value-type="float" office:value="0.0000101787772133997" calcext:value-type="float">
            <text:p>1.01787772133997E-05</text:p>
          </table:table-cell>
          <table:table-cell table:formula="of:=([.G134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owner of species of &lt;A&gt; ?</text:p>
          </table:table-cell>
          <table:table-cell office:value-type="string" calcext:value-type="string">
            <text:p>select ?x where { &lt;A&gt; dbo:species ?x1 . ?x1 dbo:owner ?x } </text:p>
          </table:table-cell>
          <table:table-cell office:value-type="string" calcext:value-type="string">
            <text:p>select distinct(?a) where { ?a dbo:species [] . ?a dbo:species ?x1 . ?x1 dbo:owner ?x } </text:p>
          </table:table-cell>
          <table:table-cell office:value-type="float" office:value="0.00002539109024375" calcext:value-type="float">
            <text:p>2.539109024375E-05</text:p>
          </table:table-cell>
          <table:table-cell table:formula="of:=([.G135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owning company of species of &lt;A&gt; ?</text:p>
          </table:table-cell>
          <table:table-cell office:value-type="string" calcext:value-type="string">
            <text:p>select ?x where { &lt;A&gt; dbo:species ?x1 . ?x1 dbo:owningCompany ?x } </text:p>
          </table:table-cell>
          <table:table-cell office:value-type="string" calcext:value-type="string">
            <text:p>select distinct(?a) where { ?a dbo:species [] . ?a dbo:species ?x1 . ?x1 dbo:owningCompany ?x } </text:p>
          </table:table-cell>
          <table:table-cell office:value-type="float" office:value="0.00002539109024375" calcext:value-type="float">
            <text:p>2.539109024375E-05</text:p>
          </table:table-cell>
          <table:table-cell table:formula="of:=([.G136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hylum of species of &lt;A&gt; ?</text:p>
          </table:table-cell>
          <table:table-cell office:value-type="string" calcext:value-type="string">
            <text:p>select ?x where { &lt;A&gt; dbo:species ?x1 . ?x1 dbo:phylum ?x } </text:p>
          </table:table-cell>
          <table:table-cell office:value-type="string" calcext:value-type="string">
            <text:p>select distinct(?a) where { ?a dbo:species [] . ?a dbo:species ?x1 . ?x1 dbo:phylum ?x } </text:p>
          </table:table-cell>
          <table:table-cell office:value-type="float" office:value="0.0000166068271094426" calcext:value-type="float">
            <text:p>1.66068271094426E-05</text:p>
          </table:table-cell>
          <table:table-cell table:formula="of:=([.G137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phylum of species of &lt;A&gt; ?</text:p>
          </table:table-cell>
          <table:table-cell office:value-type="string" calcext:value-type="string">
            <text:p>select count(*) as ?x where { &lt;A&gt; dbo:species ?x1 . ?x1 dbo:phylum ?x } </text:p>
          </table:table-cell>
          <table:table-cell office:value-type="string" calcext:value-type="string">
            <text:p>select distinct(?a) where { ?a dbo:species [] . ?a dbo:species ?x1 . ?x1 dbo:phylum ?x } </text:p>
          </table:table-cell>
          <table:table-cell office:value-type="float" office:value="0.0000166068271094426" calcext:value-type="float">
            <text:p>1.66068271094426E-05</text:p>
          </table:table-cell>
          <table:table-cell table:formula="of:=([.G138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redecessor of species of &lt;A&gt; ?</text:p>
          </table:table-cell>
          <table:table-cell office:value-type="string" calcext:value-type="string">
            <text:p>select ?x where { &lt;A&gt; dbo:species ?x1 . ?x1 dbo:predecessor ?x } </text:p>
          </table:table-cell>
          <table:table-cell office:value-type="string" calcext:value-type="string">
            <text:p>select distinct(?a) where { ?a dbo:species [] . ?a dbo:species ?x1 . ?x1 dbo:predecessor ?x } </text:p>
          </table:table-cell>
          <table:table-cell office:value-type="float" office:value="0.00000961839396" calcext:value-type="float">
            <text:p>9.61839396E-06</text:p>
          </table:table-cell>
          <table:table-cell table:formula="of:=([.G139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predecessor of species of &lt;A&gt; ?</text:p>
          </table:table-cell>
          <table:table-cell office:value-type="string" calcext:value-type="string">
            <text:p>select count(*) as ?x where { &lt;A&gt; dbo:species ?x1 . ?x1 dbo:predecessor ?x } </text:p>
          </table:table-cell>
          <table:table-cell office:value-type="string" calcext:value-type="string">
            <text:p>select distinct(?a) where { ?a dbo:species [] . ?a dbo:species ?x1 . ?x1 dbo:predecessor ?x } </text:p>
          </table:table-cell>
          <table:table-cell office:value-type="float" office:value="0.00000961839396" calcext:value-type="float">
            <text:p>9.61839396E-06</text:p>
          </table:table-cell>
          <table:table-cell table:formula="of:=([.G140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roduction end year of species of &lt;A&gt; ?</text:p>
          </table:table-cell>
          <table:table-cell office:value-type="string" calcext:value-type="string">
            <text:p>select ?x where { &lt;A&gt; dbo:species ?x1 . ?x1 dbo:productionEndYear ?x } </text:p>
          </table:table-cell>
          <table:table-cell office:value-type="string" calcext:value-type="string">
            <text:p>select distinct(?a) where { ?a dbo:species [] . ?a dbo:species ?x1 . ?x1 dbo:productionEndYear ?x } </text:p>
          </table:table-cell>
          <table:table-cell office:value-type="float" office:value="0.0000183467608816667" calcext:value-type="float">
            <text:p>1.83467608816667E-05</text:p>
          </table:table-cell>
          <table:table-cell table:formula="of:=([.G141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production start year of species of &lt;A&gt; ?</text:p>
          </table:table-cell>
          <table:table-cell office:value-type="string" calcext:value-type="string">
            <text:p>select ?x where { &lt;A&gt; dbo:species ?x1 . ?x1 dbo:productionStartYear ?x } </text:p>
          </table:table-cell>
          <table:table-cell office:value-type="string" calcext:value-type="string">
            <text:p>select distinct(?a) where { ?a dbo:species [] . ?a dbo:species ?x1 . ?x1 dbo:productionStartYear ?x } </text:p>
          </table:table-cell>
          <table:table-cell office:value-type="float" office:value="0.0000183467608816667" calcext:value-type="float">
            <text:p>1.83467608816667E-05</text:p>
          </table:table-cell>
          <table:table-cell table:formula="of:=([.G142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eries of species of &lt;A&gt; ?</text:p>
          </table:table-cell>
          <table:table-cell office:value-type="string" calcext:value-type="string">
            <text:p>select ?x where { &lt;A&gt; dbo:species ?x1 . ?x1 dbo:series ?x } </text:p>
          </table:table-cell>
          <table:table-cell office:value-type="string" calcext:value-type="string">
            <text:p>select distinct(?a) where { ?a dbo:species [] . ?a dbo:species ?x1 . ?x1 dbo:series ?x } </text:p>
          </table:table-cell>
          <table:table-cell office:value-type="float" office:value="0.00001466935136125" calcext:value-type="float">
            <text:p>1.466935136125E-05</text:p>
          </table:table-cell>
          <table:table-cell table:formula="of:=([.G143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series of species of &lt;A&gt; ?</text:p>
          </table:table-cell>
          <table:table-cell office:value-type="string" calcext:value-type="string">
            <text:p>select count(*) as ?x where { &lt;A&gt; dbo:species ?x1 . ?x1 dbo:series ?x } </text:p>
          </table:table-cell>
          <table:table-cell office:value-type="string" calcext:value-type="string">
            <text:p>select distinct(?a) where { ?a dbo:species [] . ?a dbo:species ?x1 . ?x1 dbo:series ?x } </text:p>
          </table:table-cell>
          <table:table-cell office:value-type="float" office:value="0.00001466935136125" calcext:value-type="float">
            <text:p>1.466935136125E-05</text:p>
          </table:table-cell>
          <table:table-cell table:formula="of:=([.G144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ound recording of species of &lt;A&gt; ?</text:p>
          </table:table-cell>
          <table:table-cell office:value-type="string" calcext:value-type="string">
            <text:p>select ?x where { &lt;A&gt; dbo:species ?x1 . ?x1 dbo:soundRecording ?x } </text:p>
          </table:table-cell>
          <table:table-cell office:value-type="string" calcext:value-type="string">
            <text:p>select distinct(?a) where { ?a dbo:species [] . ?a dbo:species ?x1 . ?x1 dbo:soundRecording ?x } </text:p>
          </table:table-cell>
          <table:table-cell office:value-type="float" office:value="0.0000282646717951273" calcext:value-type="float">
            <text:p>2.82646717951273E-05</text:p>
          </table:table-cell>
          <table:table-cell table:formula="of:=([.G145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pecies of species of &lt;A&gt; ?</text:p>
          </table:table-cell>
          <table:table-cell office:value-type="string" calcext:value-type="string">
            <text:p>select ?x where { &lt;A&gt; dbo:species ?x1 . ?x1 dbo:species ?x } </text:p>
          </table:table-cell>
          <table:table-cell office:value-type="string" calcext:value-type="string">
            <text:p>select distinct(?a) where { ?a dbo:species [] . ?a dbo:species ?x1 . ?x1 dbo:species ?x } </text:p>
          </table:table-cell>
          <table:table-cell office:value-type="float" office:value="0.000042364169950759" calcext:value-type="float">
            <text:p>4.2364169950759E-05</text:p>
          </table:table-cell>
          <table:table-cell table:formula="of:=([.G146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port governing body of species of &lt;A&gt; ?</text:p>
          </table:table-cell>
          <table:table-cell office:value-type="string" calcext:value-type="string">
            <text:p>select ?x where { &lt;A&gt; dbo:species ?x1 . ?x1 dbo:sportGoverningBody ?x } </text:p>
          </table:table-cell>
          <table:table-cell office:value-type="string" calcext:value-type="string">
            <text:p>select distinct(?a) where { ?a dbo:species [] . ?a dbo:species ?x1 . ?x1 dbo:sportGoverningBody ?x } </text:p>
          </table:table-cell>
          <table:table-cell office:value-type="float" office:value="0.000068051675325" calcext:value-type="float">
            <text:p>6.8051675325E-05</text:p>
          </table:table-cell>
          <table:table-cell table:formula="of:=([.G147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sport governing body of species of &lt;A&gt; ?</text:p>
          </table:table-cell>
          <table:table-cell office:value-type="string" calcext:value-type="string">
            <text:p>select count(*) as ?x where { &lt;A&gt; dbo:species ?x1 . ?x1 dbo:sportGoverningBody ?x } </text:p>
          </table:table-cell>
          <table:table-cell office:value-type="string" calcext:value-type="string">
            <text:p>select distinct(?a) where { ?a dbo:species [] . ?a dbo:species ?x1 . ?x1 dbo:sportGoverningBody ?x } </text:p>
          </table:table-cell>
          <table:table-cell office:value-type="float" office:value="0.000068051675325" calcext:value-type="float">
            <text:p>6.8051675325E-05</text:p>
          </table:table-cell>
          <table:table-cell table:formula="of:=([.G148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tatus of species of &lt;A&gt; ?</text:p>
          </table:table-cell>
          <table:table-cell office:value-type="string" calcext:value-type="string">
            <text:p>select ?x where { &lt;A&gt; dbo:species ?x1 . ?x1 dbo:status ?x } </text:p>
          </table:table-cell>
          <table:table-cell office:value-type="string" calcext:value-type="string">
            <text:p>select distinct(?a) where { ?a dbo:species [] . ?a dbo:species ?x1 . ?x1 dbo:status ?x } </text:p>
          </table:table-cell>
          <table:table-cell office:value-type="float" office:value="0.00000454334696375" calcext:value-type="float">
            <text:p>4.54334696375E-06</text:p>
          </table:table-cell>
          <table:table-cell table:formula="of:=([.G149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status of species of &lt;A&gt; ?</text:p>
          </table:table-cell>
          <table:table-cell office:value-type="string" calcext:value-type="string">
            <text:p>select count(*) as ?x where { &lt;A&gt; dbo:species ?x1 . ?x1 dbo:status ?x } </text:p>
          </table:table-cell>
          <table:table-cell office:value-type="string" calcext:value-type="string">
            <text:p>select distinct(?a) where { ?a dbo:species [] . ?a dbo:species ?x1 . ?x1 dbo:status ?x } </text:p>
          </table:table-cell>
          <table:table-cell office:value-type="float" office:value="0.00000454334696375" calcext:value-type="float">
            <text:p>4.54334696375E-06</text:p>
          </table:table-cell>
          <table:table-cell table:formula="of:=([.G150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uccessor of species of &lt;A&gt; ?</text:p>
          </table:table-cell>
          <table:table-cell office:value-type="string" calcext:value-type="string">
            <text:p>select ?x where { &lt;A&gt; dbo:species ?x1 . ?x1 dbo:successor ?x } </text:p>
          </table:table-cell>
          <table:table-cell office:value-type="string" calcext:value-type="string">
            <text:p>select distinct(?a) where { ?a dbo:species [] . ?a dbo:species ?x1 . ?x1 dbo:successor ?x } </text:p>
          </table:table-cell>
          <table:table-cell office:value-type="float" office:value="0.00000961839396" calcext:value-type="float">
            <text:p>9.61839396E-06</text:p>
          </table:table-cell>
          <table:table-cell table:formula="of:=([.G151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successor of species of &lt;A&gt; ?</text:p>
          </table:table-cell>
          <table:table-cell office:value-type="string" calcext:value-type="string">
            <text:p>select count(*) as ?x where { &lt;A&gt; dbo:species ?x1 . ?x1 dbo:successor ?x } </text:p>
          </table:table-cell>
          <table:table-cell office:value-type="string" calcext:value-type="string">
            <text:p>select distinct(?a) where { ?a dbo:species [] . ?a dbo:species ?x1 . ?x1 dbo:successor ?x } </text:p>
          </table:table-cell>
          <table:table-cell office:value-type="float" office:value="0.00000961839396" calcext:value-type="float">
            <text:p>9.61839396E-06</text:p>
          </table:table-cell>
          <table:table-cell table:formula="of:=([.G152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synonym of species of &lt;A&gt; ?</text:p>
          </table:table-cell>
          <table:table-cell office:value-type="string" calcext:value-type="string">
            <text:p>select ?x where { &lt;A&gt; dbo:species ?x1 . ?x1 dbo:synonym ?x } </text:p>
          </table:table-cell>
          <table:table-cell office:value-type="string" calcext:value-type="string">
            <text:p>select distinct(?a) where { ?a dbo:species [] . ?a dbo:species ?x1 . ?x1 dbo:synonym ?x } </text:p>
          </table:table-cell>
          <table:table-cell office:value-type="float" office:value="0.00000765133240549354" calcext:value-type="float">
            <text:p>7.65133240549354E-06</text:p>
          </table:table-cell>
          <table:table-cell table:formula="of:=([.G153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synonym of species of &lt;A&gt; ?</text:p>
          </table:table-cell>
          <table:table-cell office:value-type="string" calcext:value-type="string">
            <text:p>select count(*) as ?x where { &lt;A&gt; dbo:species ?x1 . ?x1 dbo:synonym ?x } </text:p>
          </table:table-cell>
          <table:table-cell office:value-type="string" calcext:value-type="string">
            <text:p>select distinct(?a) where { ?a dbo:species [] . ?a dbo:species ?x1 . ?x1 dbo:synonym ?x } </text:p>
          </table:table-cell>
          <table:table-cell office:value-type="float" office:value="0.00000765133240549354" calcext:value-type="float">
            <text:p>7.65133240549354E-06</text:p>
          </table:table-cell>
          <table:table-cell table:formula="of:=([.G154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thumbnail of species of &lt;A&gt; ?</text:p>
          </table:table-cell>
          <table:table-cell office:value-type="string" calcext:value-type="string">
            <text:p>select ?x where { &lt;A&gt; dbo:species ?x1 . ?x1 dbo:thumbnail ?x } </text:p>
          </table:table-cell>
          <table:table-cell office:value-type="string" calcext:value-type="string">
            <text:p>select distinct(?a) where { ?a dbo:species [] . ?a dbo:species ?x1 . ?x1 dbo:thumbnail ?x } </text:p>
          </table:table-cell>
          <table:table-cell office:value-type="float" office:value="0.0000258013134478701" calcext:value-type="float">
            <text:p>2.58013134478701E-05</text:p>
          </table:table-cell>
          <table:table-cell table:formula="of:=([.G155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type of species of &lt;A&gt; ?</text:p>
          </table:table-cell>
          <table:table-cell office:value-type="string" calcext:value-type="string">
            <text:p>select ?x where { &lt;A&gt; dbo:species ?x1 . ?x1 dbo:type ?x } </text:p>
          </table:table-cell>
          <table:table-cell office:value-type="string" calcext:value-type="string">
            <text:p>select distinct(?a) where { ?a dbo:species [] . ?a dbo:species ?x1 . ?x1 dbo:type ?x } </text:p>
          </table:table-cell>
          <table:table-cell office:value-type="float" office:value="0.0000248075286555" calcext:value-type="float">
            <text:p>2.48075286555E-05</text:p>
          </table:table-cell>
          <table:table-cell table:formula="of:=([.G156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type of species of &lt;A&gt; ?</text:p>
          </table:table-cell>
          <table:table-cell office:value-type="string" calcext:value-type="string">
            <text:p>select count(*) as ?x where { &lt;A&gt; dbo:species ?x1 . ?x1 dbo:type ?x } </text:p>
          </table:table-cell>
          <table:table-cell office:value-type="string" calcext:value-type="string">
            <text:p>select distinct(?a) where { ?a dbo:species [] . ?a dbo:species ?x1 . ?x1 dbo:type ?x } </text:p>
          </table:table-cell>
          <table:table-cell office:value-type="float" office:value="0.0000248075286555" calcext:value-type="float">
            <text:p>2.48075286555E-05</text:p>
          </table:table-cell>
          <table:table-cell table:formula="of:=([.G157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o is the voice of species of &lt;A&gt; ?</text:p>
          </table:table-cell>
          <table:table-cell office:value-type="string" calcext:value-type="string">
            <text:p>select ?x where { &lt;A&gt; dbo:species ?x1 . ?x1 dbo:voice ?x } </text:p>
          </table:table-cell>
          <table:table-cell office:value-type="string" calcext:value-type="string">
            <text:p>select distinct(?a) where { ?a dbo:species [] . ?a dbo:species ?x1 . ?x1 dbo:voice ?x } </text:p>
          </table:table-cell>
          <table:table-cell office:value-type="float" office:value="0.000005588368435" calcext:value-type="float">
            <text:p>5.588368435E-06</text:p>
          </table:table-cell>
          <table:table-cell table:formula="of:=([.G158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voice of species of &lt;A&gt; ?</text:p>
          </table:table-cell>
          <table:table-cell office:value-type="string" calcext:value-type="string">
            <text:p>select count(*) as ?x where { &lt;A&gt; dbo:species ?x1 . ?x1 dbo:voice ?x } </text:p>
          </table:table-cell>
          <table:table-cell office:value-type="string" calcext:value-type="string">
            <text:p>select distinct(?a) where { ?a dbo:species [] . ?a dbo:species ?x1 . ?x1 dbo:voice ?x } </text:p>
          </table:table-cell>
          <table:table-cell office:value-type="float" office:value="0.000005588368435" calcext:value-type="float">
            <text:p>5.588368435E-06</text:p>
          </table:table-cell>
          <table:table-cell table:formula="of:=([.G159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eight of species of &lt;A&gt; ?</text:p>
          </table:table-cell>
          <table:table-cell office:value-type="string" calcext:value-type="string">
            <text:p>select ?x where { &lt;A&gt; dbo:species ?x1 . ?x1 dbo:weight ?x } </text:p>
          </table:table-cell>
          <table:table-cell office:value-type="string" calcext:value-type="string">
            <text:p>select distinct(?a) where { ?a dbo:species [] . ?a dbo:species ?x1 . ?x1 dbo:weight ?x } </text:p>
          </table:table-cell>
          <table:table-cell office:value-type="float" office:value="0.00000961839396" calcext:value-type="float">
            <text:p>9.61839396E-06</text:p>
          </table:table-cell>
          <table:table-cell table:formula="of:=([.G160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dth of species of &lt;A&gt; ?</text:p>
          </table:table-cell>
          <table:table-cell office:value-type="string" calcext:value-type="string">
            <text:p>select ?x where { &lt;A&gt; dbo:species ?x1 . ?x1 dbo:width ?x } </text:p>
          </table:table-cell>
          <table:table-cell office:value-type="string" calcext:value-type="string">
            <text:p>select distinct(?a) where { ?a dbo:species [] . ?a dbo:species ?x1 . ?x1 dbo:width ?x } </text:p>
          </table:table-cell>
          <table:table-cell office:value-type="float" office:value="0.00000961839396" calcext:value-type="float">
            <text:p>9.61839396E-06</text:p>
          </table:table-cell>
          <table:table-cell table:formula="of:=([.G161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Link from a Wikipage to an external page of species of &lt;A&gt; ?</text:p>
          </table:table-cell>
          <table:table-cell office:value-type="string" calcext:value-type="string">
            <text:p>select ?x where { &lt;A&gt; dbo:species ?x1 . ?x1 dbo:wikiPageExternalLink ?x } </text:p>
          </table:table-cell>
          <table:table-cell office:value-type="string" calcext:value-type="string">
            <text:p>select distinct(?a) where { ?a dbo:species [] . ?a dbo:species ?x1 . ?x1 dbo:wikiPageExternalLink ?x } </text:p>
          </table:table-cell>
          <table:table-cell office:value-type="float" office:value="0.0000497690570396035" calcext:value-type="float">
            <text:p>4.97690570396035E-05</text:p>
          </table:table-cell>
          <table:table-cell table:formula="of:=([.G162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Link from a Wikipage to an external page of species of &lt;A&gt; ?</text:p>
          </table:table-cell>
          <table:table-cell office:value-type="string" calcext:value-type="string">
            <text:p>select count(*) as ?x where { &lt;A&gt; dbo:species ?x1 . ?x1 dbo:wikiPageExternalLink ?x } </text:p>
          </table:table-cell>
          <table:table-cell office:value-type="string" calcext:value-type="string">
            <text:p>select distinct(?a) where { ?a dbo:species [] . ?a dbo:species ?x1 . ?x1 dbo:wikiPageExternalLink ?x } </text:p>
          </table:table-cell>
          <table:table-cell office:value-type="float" office:value="0.0000497690570396035" calcext:value-type="float">
            <text:p>4.97690570396035E-05</text:p>
          </table:table-cell>
          <table:table-cell table:formula="of:=([.G163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kipage page ID of species of &lt;A&gt; ?</text:p>
          </table:table-cell>
          <table:table-cell office:value-type="string" calcext:value-type="string">
            <text:p>select ?x where { &lt;A&gt; dbo:species ?x1 . ?x1 dbo:wikiPageID ?x } </text:p>
          </table:table-cell>
          <table:table-cell office:value-type="string" calcext:value-type="string">
            <text:p>select distinct(?a) where { ?a dbo:species [] . ?a dbo:species ?x1 . ?x1 dbo:wikiPageID ?x } </text:p>
          </table:table-cell>
          <table:table-cell office:value-type="float" office:value="0.0000313463648220987" calcext:value-type="float">
            <text:p>3.13463648220987E-05</text:p>
          </table:table-cell>
          <table:table-cell table:formula="of:=([.G164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ich one the highest based onWikipage page ID of species of &lt;A&gt; ?</text:p>
          </table:table-cell>
          <table:table-cell office:value-type="string" calcext:value-type="string">
            <text:p>select distinct(?x)where { &lt;A&gt; dbo:species ?x1 . ?x1 dbo:wikiPageID ?x } order by ?x limit</text:p>
          </table:table-cell>
          <table:table-cell office:value-type="string" calcext:value-type="string">
            <text:p>select distinct(?a) where { ?a dbo:species [] . ?a dbo:species ?x1 . ?x1 dbo:wikiPageID ?x } </text:p>
          </table:table-cell>
          <table:table-cell office:value-type="float" office:value="0.0000313463648220987" calcext:value-type="float">
            <text:p>3.13463648220987E-05</text:p>
          </table:table-cell>
          <table:table-cell table:formula="of:=([.G165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kipage redirect of species of &lt;A&gt; ?</text:p>
          </table:table-cell>
          <table:table-cell office:value-type="string" calcext:value-type="string">
            <text:p>select ?x where { &lt;A&gt; dbo:species ?x1 . ?x1 dbo:wikiPageRedirects ?x } </text:p>
          </table:table-cell>
          <table:table-cell office:value-type="string" calcext:value-type="string">
            <text:p>select distinct(?a) where { ?a dbo:species [] . ?a dbo:species ?x1 . ?x1 dbo:wikiPageRedirects ?x } </text:p>
          </table:table-cell>
          <table:table-cell office:value-type="float" office:value="0.0000475626205505846" calcext:value-type="float">
            <text:p>4.75626205505846E-05</text:p>
          </table:table-cell>
          <table:table-cell table:formula="of:=([.G166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number of Wikipage redirect of species of &lt;A&gt; ?</text:p>
          </table:table-cell>
          <table:table-cell office:value-type="string" calcext:value-type="string">
            <text:p>select count(*) as ?x where { &lt;A&gt; dbo:species ?x1 . ?x1 dbo:wikiPageRedirects ?x } </text:p>
          </table:table-cell>
          <table:table-cell office:value-type="string" calcext:value-type="string">
            <text:p>select distinct(?a) where { ?a dbo:species [] . ?a dbo:species ?x1 . ?x1 dbo:wikiPageRedirects ?x } </text:p>
          </table:table-cell>
          <table:table-cell office:value-type="float" office:value="0.0000475626205505846" calcext:value-type="float">
            <text:p>4.75626205505846E-05</text:p>
          </table:table-cell>
          <table:table-cell table:formula="of:=([.G167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at is the Wikipage revision ID of species of &lt;A&gt; ?</text:p>
          </table:table-cell>
          <table:table-cell office:value-type="string" calcext:value-type="string">
            <text:p>select ?x where { &lt;A&gt; dbo:species ?x1 . ?x1 dbo:wikiPageRevisionID ?x } </text:p>
          </table:table-cell>
          <table:table-cell office:value-type="string" calcext:value-type="string">
            <text:p>select distinct(?a) where { ?a dbo:species [] . ?a dbo:species ?x1 . ?x1 dbo:wikiPageRevisionID ?x } </text:p>
          </table:table-cell>
          <table:table-cell office:value-type="float" office:value="0.0000140426420478341" calcext:value-type="float">
            <text:p>1.40426420478341E-05</text:p>
          </table:table-cell>
          <table:table-cell table:formula="of:=([.G168]&gt;0.0000012497342269939)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dbo:Eukaryote</text:p>
          </table:table-cell>
          <table:table-cell table:number-columns-repeated="2"/>
          <table:table-cell office:value-type="string" calcext:value-type="string">
            <text:p>Which one the highest based onWikipage revision ID of species of &lt;A&gt; ?</text:p>
          </table:table-cell>
          <table:table-cell office:value-type="string" calcext:value-type="string">
            <text:p>select distinct(?x)where { &lt;A&gt; dbo:species ?x1 . ?x1 dbo:wikiPageRevisionID ?x } order by ?x limit</text:p>
          </table:table-cell>
          <table:table-cell office:value-type="string" calcext:value-type="string">
            <text:p>select distinct(?a) where { ?a dbo:species [] . ?a dbo:species ?x1 . ?x1 dbo:wikiPageRevisionID ?x } </text:p>
          </table:table-cell>
          <table:table-cell office:value-type="float" office:value="0.0000140426420478341" calcext:value-type="float">
            <text:p>1.40426420478341E-05</text:p>
          </table:table-cell>
          <table:table-cell table:formula="of:=([.G169]&gt;0.0000012497342269939)" office:value-type="boolean" office:boolean-value="true" calcext:value-type="boolean">
            <text:p>TRUE</text:p>
          </table:table-cell>
        </table:table-row>
        <calcext:conditional-formats>
          <calcext:conditional-format calcext:target-range-address="sentence_and_template_generator.A1:sentence_and_template_generator.G1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03:13:10.460635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4T03:14:32.569809473</dc:date>
    <meta:editing-duration>PT8M4S</meta:editing-duration>
    <meta:editing-cycles>2</meta:editing-cycles>
    <meta:generator>LibreOffice/6.0.7.3$Linux_X86_64 LibreOffice_project/00m0$Build-3</meta:generator>
    <meta:document-statistic meta:table-count="1" meta:cell-count="1014" meta:object-count="0"/>
  </office:meta>
</office:document-meta>
</file>